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1.155" calcext:value-type="float">
            <text:p>1021.155</text:p>
          </table:table-cell>
          <table:table-cell table:formula="of:=[.D130]" office:value-type="float" office:value="693.8762" calcext:value-type="float">
            <text:p>693.8762</text:p>
          </table:table-cell>
          <table:table-cell table:formula="of:=[.D255]" office:value-type="float" office:value="963.3396" calcext:value-type="float">
            <text:p>963.3396</text:p>
          </table:table-cell>
          <table:table-cell table:formula="of:=[.D380]" office:value-type="float" office:value="912.73725" calcext:value-type="float">
            <text:p>912.73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0.99" calcext:value-type="float">
            <text:p>1020.99</text:p>
          </table:table-cell>
          <table:table-cell table:formula="of:=[.D135]" office:value-type="float" office:value="660.2996" calcext:value-type="float">
            <text:p>660.2996</text:p>
          </table:table-cell>
          <table:table-cell table:formula="of:=[.D260]" office:value-type="float" office:value="963.6626" calcext:value-type="float">
            <text:p>963.6626</text:p>
          </table:table-cell>
          <table:table-cell table:formula="of:=[.D385]" office:value-type="float" office:value="871.603" calcext:value-type="float">
            <text:p>871.6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09.46625" calcext:value-type="float">
            <text:p>1009.46625</text:p>
          </table:table-cell>
          <table:table-cell table:formula="of:=[.D140]" office:value-type="float" office:value="642.9648" calcext:value-type="float">
            <text:p>642.9648</text:p>
          </table:table-cell>
          <table:table-cell table:formula="of:=[.D265]" office:value-type="float" office:value="907.0964" calcext:value-type="float">
            <text:p>907.0964</text:p>
          </table:table-cell>
          <table:table-cell table:formula="of:=[.D390]" office:value-type="float" office:value="820.5452" calcext:value-type="float">
            <text:p>820.54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1.155" calcext:value-type="float">
            <text:p>1021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49.83575" calcext:value-type="float">
            <text:p>949.83575</text:p>
          </table:table-cell>
          <table:table-cell table:formula="of:=[.D145]" office:value-type="float" office:value="614.3652" calcext:value-type="float">
            <text:p>614.3652</text:p>
          </table:table-cell>
          <table:table-cell table:formula="of:=[.D270]" office:value-type="float" office:value="912.9736" calcext:value-type="float">
            <text:p>912.9736</text:p>
          </table:table-cell>
          <table:table-cell table:formula="of:=[.D395]" office:value-type="float" office:value="796.7746" calcext:value-type="float">
            <text:p>796.774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20.98925" calcext:value-type="float">
            <text:p>920.98925</text:p>
          </table:table-cell>
          <table:table-cell table:formula="of:=[.D150]" office:value-type="float" office:value="609.093" calcext:value-type="float">
            <text:p>609.093</text:p>
          </table:table-cell>
          <table:table-cell table:formula="of:=[.D275]" office:value-type="float" office:value="946.3066" calcext:value-type="float">
            <text:p>946.3066</text:p>
          </table:table-cell>
          <table:table-cell table:formula="of:=[.D400]" office:value-type="float" office:value="716.8254" calcext:value-type="float">
            <text:p>716.825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873.2416" calcext:value-type="float">
            <text:p>873.2416</text:p>
          </table:table-cell>
          <table:table-cell table:formula="of:=[.D155]" office:value-type="float" office:value="614.931" calcext:value-type="float">
            <text:p>614.931</text:p>
          </table:table-cell>
          <table:table-cell table:formula="of:=[.D280]" office:value-type="float" office:value="802.42538" calcext:value-type="float">
            <text:p>802.42538</text:p>
          </table:table-cell>
          <table:table-cell table:formula="of:=[.D405]" office:value-type="float" office:value="783.9732" calcext:value-type="float">
            <text:p>783.973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50.3482" calcext:value-type="float">
            <text:p>850.3482</text:p>
          </table:table-cell>
          <table:table-cell table:formula="of:=[.D160]" office:value-type="float" office:value="702.353" calcext:value-type="float">
            <text:p>702.353</text:p>
          </table:table-cell>
          <table:table-cell table:formula="of:=[.D285]" office:value-type="float" office:value="868.7082" calcext:value-type="float">
            <text:p>868.7082</text:p>
          </table:table-cell>
          <table:table-cell table:formula="of:=[.D410]" office:value-type="float" office:value="801.651" calcext:value-type="float">
            <text:p>801.6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42.2112" calcext:value-type="float">
            <text:p>842.2112</text:p>
          </table:table-cell>
          <table:table-cell table:formula="of:=[.D165]" office:value-type="float" office:value="658.7912" calcext:value-type="float">
            <text:p>658.7912</text:p>
          </table:table-cell>
          <table:table-cell table:formula="of:=[.D290]" office:value-type="float" office:value="897.3388" calcext:value-type="float">
            <text:p>897.3388</text:p>
          </table:table-cell>
          <table:table-cell table:formula="of:=[.D415]" office:value-type="float" office:value="738.0692" calcext:value-type="float">
            <text:p>738.069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1020.99" calcext:value-type="float">
            <text:p>1020.9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38.8678" calcext:value-type="float">
            <text:p>838.8678</text:p>
          </table:table-cell>
          <table:table-cell table:formula="of:=[.D170]" office:value-type="float" office:value="659.0026" calcext:value-type="float">
            <text:p>659.0026</text:p>
          </table:table-cell>
          <table:table-cell table:formula="of:=[.D295]" office:value-type="float" office:value="870.7036" calcext:value-type="float">
            <text:p>870.7036</text:p>
          </table:table-cell>
          <table:table-cell table:formula="of:=[.D420]" office:value-type="float" office:value="711.0236" calcext:value-type="float">
            <text:p>711.023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53.9418" calcext:value-type="float">
            <text:p>853.9418</text:p>
          </table:table-cell>
          <table:table-cell table:formula="of:=[.D175]" office:value-type="float" office:value="645.8756" calcext:value-type="float">
            <text:p>645.8756</text:p>
          </table:table-cell>
          <table:table-cell table:formula="of:=[.D300]" office:value-type="float" office:value="948.1872" calcext:value-type="float">
            <text:p>948.1872</text:p>
          </table:table-cell>
          <table:table-cell table:formula="of:=[.D425]" office:value-type="float" office:value="729.856" calcext:value-type="float">
            <text:p>729.85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31.1628" calcext:value-type="float">
            <text:p>831.1628</text:p>
          </table:table-cell>
          <table:table-cell table:formula="of:=[.D180]" office:value-type="float" office:value="651.543" calcext:value-type="float">
            <text:p>651.543</text:p>
          </table:table-cell>
          <table:table-cell table:formula="of:=[.D305]" office:value-type="float" office:value="950.3326" calcext:value-type="float">
            <text:p>950.3326</text:p>
          </table:table-cell>
          <table:table-cell table:formula="of:=[.D430]" office:value-type="float" office:value="727.793" calcext:value-type="float">
            <text:p>727.79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800.2838" calcext:value-type="float">
            <text:p>800.2838</text:p>
          </table:table-cell>
          <table:table-cell table:formula="of:=[.D185]" office:value-type="float" office:value="685.0215" calcext:value-type="float">
            <text:p>685.0215</text:p>
          </table:table-cell>
          <table:table-cell table:formula="of:=[.D310]" office:value-type="float" office:value="806.7512" calcext:value-type="float">
            <text:p>806.7512</text:p>
          </table:table-cell>
          <table:table-cell table:formula="of:=[.D435]" office:value-type="float" office:value="704.528" calcext:value-type="float">
            <text:p>704.5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816.6314" calcext:value-type="float">
            <text:p>816.6314</text:p>
          </table:table-cell>
          <table:table-cell table:formula="of:=[.D190]" office:value-type="float" office:value="630.139" calcext:value-type="float">
            <text:p>630.139</text:p>
          </table:table-cell>
          <table:table-cell table:formula="of:=[.D315]" office:value-type="float" office:value="803.7114" calcext:value-type="float">
            <text:p>803.7114</text:p>
          </table:table-cell>
          <table:table-cell table:formula="of:=[.D440]" office:value-type="float" office:value="780.3666" calcext:value-type="float">
            <text:p>780.36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1009.46625" calcext:value-type="float">
            <text:p>1009.46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804.9856" calcext:value-type="float">
            <text:p>804.9856</text:p>
          </table:table-cell>
          <table:table-cell table:formula="of:=[.D195]" office:value-type="float" office:value="656.444" calcext:value-type="float">
            <text:p>656.444</text:p>
          </table:table-cell>
          <table:table-cell table:formula="of:=[.D320]" office:value-type="float" office:value="816.1408" calcext:value-type="float">
            <text:p>816.1408</text:p>
          </table:table-cell>
          <table:table-cell table:formula="of:=[.D445]" office:value-type="float" office:value="781.1454" calcext:value-type="float">
            <text:p>781.145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6.6794" calcext:value-type="float">
            <text:p>846.6794</text:p>
          </table:table-cell>
          <table:table-cell table:formula="of:=[.D200]" office:value-type="float" office:value="668.54725" calcext:value-type="float">
            <text:p>668.54725</text:p>
          </table:table-cell>
          <table:table-cell table:formula="of:=[.D325]" office:value-type="float" office:value="956.3726" calcext:value-type="float">
            <text:p>956.3726</text:p>
          </table:table-cell>
          <table:table-cell table:formula="of:=[.D450]" office:value-type="float" office:value="744.0306" calcext:value-type="float">
            <text:p>744.03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47.6308" calcext:value-type="float">
            <text:p>847.6308</text:p>
          </table:table-cell>
          <table:table-cell table:formula="of:=[.D205]" office:value-type="float" office:value="664.9235" calcext:value-type="float">
            <text:p>664.9235</text:p>
          </table:table-cell>
          <table:table-cell table:formula="of:=[.D330]" office:value-type="float" office:value="772.5752" calcext:value-type="float">
            <text:p>772.5752</text:p>
          </table:table-cell>
          <table:table-cell table:formula="of:=[.D455]" office:value-type="float" office:value="679.10125" calcext:value-type="float">
            <text:p>679.101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8.1246" calcext:value-type="float">
            <text:p>858.1246</text:p>
          </table:table-cell>
          <table:table-cell table:formula="of:=[.D210]" office:value-type="float" office:value="680.8604" calcext:value-type="float">
            <text:p>680.8604</text:p>
          </table:table-cell>
          <table:table-cell table:formula="of:=[.D335]" office:value-type="float" office:value="959.8954" calcext:value-type="float">
            <text:p>959.8954</text:p>
          </table:table-cell>
          <table:table-cell table:formula="of:=[.D460]" office:value-type="float" office:value="742.0905" calcext:value-type="float">
            <text:p>742.09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8.6076" calcext:value-type="float">
            <text:p>848.6076</text:p>
          </table:table-cell>
          <table:table-cell table:formula="of:=[.D215]" office:value-type="float" office:value="717.761" calcext:value-type="float">
            <text:p>717.761</text:p>
          </table:table-cell>
          <table:table-cell table:formula="of:=[.D340]" office:value-type="float" office:value="972.8748" calcext:value-type="float">
            <text:p>972.8748</text:p>
          </table:table-cell>
          <table:table-cell table:formula="of:=[.D465]" office:value-type="float" office:value="724.23925" calcext:value-type="float">
            <text:p>724.2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949.83575" calcext:value-type="float">
            <text:p>949.835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48.98775" calcext:value-type="float">
            <text:p>848.98775</text:p>
          </table:table-cell>
          <table:table-cell table:formula="of:=[.D220]" office:value-type="float" office:value="738.0986" calcext:value-type="float">
            <text:p>738.0986</text:p>
          </table:table-cell>
          <table:table-cell table:formula="of:=[.D345]" office:value-type="float" office:value="797.7496" calcext:value-type="float">
            <text:p>797.7496</text:p>
          </table:table-cell>
          <table:table-cell table:formula="of:=[.D470]" office:value-type="float" office:value="762.43925" calcext:value-type="float">
            <text:p>762.4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25.046" calcext:value-type="float">
            <text:p>825.046</text:p>
          </table:table-cell>
          <table:table-cell table:formula="of:=[.D225]" office:value-type="float" office:value="719.2626" calcext:value-type="float">
            <text:p>719.2626</text:p>
          </table:table-cell>
          <table:table-cell table:formula="of:=[.D350]" office:value-type="float" office:value="795.554" calcext:value-type="float">
            <text:p>795.554</text:p>
          </table:table-cell>
          <table:table-cell table:formula="of:=[.D475]" office:value-type="float" office:value="724.03475" calcext:value-type="float">
            <text:p>724.03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47.5545" calcext:value-type="float">
            <text:p>847.5545</text:p>
          </table:table-cell>
          <table:table-cell table:formula="of:=[.D230]" office:value-type="float" office:value="691.2614" calcext:value-type="float">
            <text:p>691.2614</text:p>
          </table:table-cell>
          <table:table-cell table:formula="of:=[.D355]" office:value-type="float" office:value="959.6384" calcext:value-type="float">
            <text:p>959.6384</text:p>
          </table:table-cell>
          <table:table-cell table:formula="of:=[.D480]" office:value-type="float" office:value="738.9824" calcext:value-type="float">
            <text:p>738.982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47.05825" calcext:value-type="float">
            <text:p>847.05825</text:p>
          </table:table-cell>
          <table:table-cell table:formula="of:=[.D235]" office:value-type="float" office:value="758.153" calcext:value-type="float">
            <text:p>758.153</text:p>
          </table:table-cell>
          <table:table-cell table:formula="of:=[.D360]" office:value-type="float" office:value="912.7802" calcext:value-type="float">
            <text:p>912.7802</text:p>
          </table:table-cell>
          <table:table-cell table:formula="of:=[.D485]" office:value-type="float" office:value="716.4128" calcext:value-type="float">
            <text:p>716.41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49.687" calcext:value-type="float">
            <text:p>849.687</text:p>
          </table:table-cell>
          <table:table-cell table:formula="of:=[.D240]" office:value-type="float" office:value="716.6554" calcext:value-type="float">
            <text:p>716.6554</text:p>
          </table:table-cell>
          <table:table-cell table:formula="of:=[.D365]" office:value-type="float" office:value="852.053" calcext:value-type="float">
            <text:p>852.053</text:p>
          </table:table-cell>
          <table:table-cell table:formula="of:=[.D490]" office:value-type="float" office:value="726.6678" calcext:value-type="float">
            <text:p>726.66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920.98925" calcext:value-type="float">
            <text:p>920.989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16.417" calcext:value-type="float">
            <text:p>816.417</text:p>
          </table:table-cell>
          <table:table-cell table:formula="of:=[.D245]" office:value-type="float" office:value="708.9294" calcext:value-type="float">
            <text:p>708.9294</text:p>
          </table:table-cell>
          <table:table-cell table:formula="of:=[.D370]" office:value-type="float" office:value="934.26" calcext:value-type="float">
            <text:p>934.26</text:p>
          </table:table-cell>
          <table:table-cell table:formula="of:=[.D495]" office:value-type="float" office:value="710.1562" calcext:value-type="float">
            <text:p>710.156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38.6364" calcext:value-type="float">
            <text:p>838.6364</text:p>
          </table:table-cell>
          <table:table-cell table:formula="of:=[.D250]" office:value-type="float" office:value="735.2466" calcext:value-type="float">
            <text:p>735.2466</text:p>
          </table:table-cell>
          <table:table-cell table:formula="of:=[.D375]" office:value-type="float" office:value="867.35775" calcext:value-type="float">
            <text:p>867.35775</text:p>
          </table:table-cell>
          <table:table-cell table:formula="of:=[.D500]" office:value-type="float" office:value="614.2566" calcext:value-type="float">
            <text:p>614.25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AVERAGE([.B26:.B30])" office:value-type="float" office:value="873.2416" calcext:value-type="float">
            <text:p>873.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AVERAGE([.B31:.B35])" office:value-type="float" office:value="850.3482" calcext:value-type="float">
            <text:p>850.3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AVERAGE([.B36:.B40])" office:value-type="float" office:value="842.2112" calcext:value-type="float">
            <text:p>842.2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AVERAGE([.B41:.B45])" office:value-type="float" office:value="838.8678" calcext:value-type="float">
            <text:p>838.8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AVERAGE([.B46:.B50])" office:value-type="float" office:value="853.9418" calcext:value-type="float">
            <text:p>853.9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AVERAGE([.B51:.B55])" office:value-type="float" office:value="831.1628" calcext:value-type="float">
            <text:p>831.1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AVERAGE([.B56:.B60])" office:value-type="float" office:value="800.2838" calcext:value-type="float">
            <text:p>800.28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AVERAGE([.B61:.B65])" office:value-type="float" office:value="816.6314" calcext:value-type="float">
            <text:p>816.6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AVERAGE([.B66:.B70])" office:value-type="float" office:value="804.9856" calcext:value-type="float">
            <text:p>804.9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AVERAGE([.B71:.B75])" office:value-type="float" office:value="846.6794" calcext:value-type="float">
            <text:p>846.6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AVERAGE([.B76:.B80])" office:value-type="float" office:value="847.6308" calcext:value-type="float">
            <text:p>847.6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AVERAGE([.B81:.B85])" office:value-type="float" office:value="858.1246" calcext:value-type="float">
            <text:p>858.1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AVERAGE([.B86:.B90])" office:value-type="float" office:value="848.6076" calcext:value-type="float">
            <text:p>848.6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848.98775" calcext:value-type="float">
            <text:p>848.9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825.046" calcext:value-type="float">
            <text:p>825.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847.5545" calcext:value-type="float">
            <text:p>847.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847.05825" calcext:value-type="float">
            <text:p>847.0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849.687" calcext:value-type="float">
            <text:p>849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AVERAGE([.B116:.B120])" office:value-type="float" office:value="816.417" calcext:value-type="float">
            <text:p>816.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AVERAGE([.B121:.B125])" office:value-type="float" office:value="838.6364" calcext:value-type="float">
            <text:p>838.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AVERAGE([.B126:.B130])" office:value-type="float" office:value="693.8762" calcext:value-type="float">
            <text:p>693.8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AVERAGE([.B131:.B135])" office:value-type="float" office:value="660.2996" calcext:value-type="float">
            <text:p>660.2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AVERAGE([.B136:.B140])" office:value-type="float" office:value="642.9648" calcext:value-type="float">
            <text:p>642.9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AVERAGE([.B141:.B145])" office:value-type="float" office:value="614.3652" calcext:value-type="float">
            <text:p>614.3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AVERAGE([.B146:.B150])" office:value-type="float" office:value="609.093" calcext:value-type="float">
            <text:p>609.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AVERAGE([.B151:.B155])" office:value-type="float" office:value="614.931" calcext:value-type="float">
            <text:p>614.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AVERAGE([.B156:.B160])" office:value-type="float" office:value="702.353" calcext:value-type="float">
            <text:p>702.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AVERAGE([.B161:.B165])" office:value-type="float" office:value="658.7912" calcext:value-type="float">
            <text:p>658.7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AVERAGE([.B166:.B170])" office:value-type="float" office:value="659.0026" calcext:value-type="float">
            <text:p>659.0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AVERAGE([.B171:.B175])" office:value-type="float" office:value="645.8756" calcext:value-type="float">
            <text:p>645.8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AVERAGE([.B176:.B180])" office:value-type="float" office:value="651.543" calcext:value-type="float">
            <text:p>651.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685.0215" calcext:value-type="float">
            <text:p>685.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630.139" calcext:value-type="float">
            <text:p>630.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656.444" calcext:value-type="float">
            <text:p>656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668.54725" calcext:value-type="float">
            <text:p>668.5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664.9235" calcext:value-type="float">
            <text:p>664.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AVERAGE([.B206:.B210])" office:value-type="float" office:value="680.8604" calcext:value-type="float">
            <text:p>680.8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AVERAGE([.B211:.B215])" office:value-type="float" office:value="717.761" calcext:value-type="float">
            <text:p>717.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AVERAGE([.B216:.B220])" office:value-type="float" office:value="738.0986" calcext:value-type="float">
            <text:p>738.0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AVERAGE([.B221:.B225])" office:value-type="float" office:value="719.2626" calcext:value-type="float">
            <text:p>719.2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AVERAGE([.B226:.B230])" office:value-type="float" office:value="691.2614" calcext:value-type="float">
            <text:p>691.2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AVERAGE([.B231:.B235])" office:value-type="float" office:value="758.153" calcext:value-type="float">
            <text:p>758.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AVERAGE([.B236:.B240])" office:value-type="float" office:value="716.6554" calcext:value-type="float">
            <text:p>716.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AVERAGE([.B241:.B245])" office:value-type="float" office:value="708.9294" calcext:value-type="float">
            <text:p>708.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AVERAGE([.B246:.B250])" office:value-type="float" office:value="735.2466" calcext:value-type="float">
            <text:p>735.2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AVERAGE([.B251:.B255])" office:value-type="float" office:value="963.3396" calcext:value-type="float">
            <text:p>963.3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AVERAGE([.B256:.B260])" office:value-type="float" office:value="963.6626" calcext:value-type="float">
            <text:p>963.6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AVERAGE([.B261:.B265])" office:value-type="float" office:value="907.0964" calcext:value-type="float">
            <text:p>907.0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AVERAGE([.B266:.B270])" office:value-type="float" office:value="912.9736" calcext:value-type="float">
            <text:p>912.9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AVERAGE([.B271:.B275])" office:value-type="float" office:value="946.3066" calcext:value-type="float">
            <text:p>946.3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AVERAGE([.B276:.B280])" office:value-type="float" office:value="802.42538" calcext:value-type="float">
            <text:p>802.42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AVERAGE([.B281:.B285])" office:value-type="float" office:value="868.7082" calcext:value-type="float">
            <text:p>868.7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AVERAGE([.B286:.B290])" office:value-type="float" office:value="897.3388" calcext:value-type="float">
            <text:p>897.3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AVERAGE([.B291:.B295])" office:value-type="float" office:value="870.7036" calcext:value-type="float">
            <text:p>870.7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AVERAGE([.B296:.B300])" office:value-type="float" office:value="948.1872" calcext:value-type="float">
            <text:p>948.1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AVERAGE([.B301:.B305])" office:value-type="float" office:value="950.3326" calcext:value-type="float">
            <text:p>950.3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AVERAGE([.B306:.B310])" office:value-type="float" office:value="806.7512" calcext:value-type="float">
            <text:p>806.7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AVERAGE([.B311:.B315])" office:value-type="float" office:value="803.7114" calcext:value-type="float">
            <text:p>803.7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AVERAGE([.B316:.B320])" office:value-type="float" office:value="816.1408" calcext:value-type="float">
            <text:p>816.1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AVERAGE([.B321:.B325])" office:value-type="float" office:value="956.3726" calcext:value-type="float">
            <text:p>956.3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VERAGE([.B326:.B330])" office:value-type="float" office:value="772.5752" calcext:value-type="float">
            <text:p>772.5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AVERAGE([.B331:.B335])" office:value-type="float" office:value="959.8954" calcext:value-type="float">
            <text:p>959.8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AVERAGE([.B336:.B340])" office:value-type="float" office:value="972.8748" calcext:value-type="float">
            <text:p>972.8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AVERAGE([.B341:.B345])" office:value-type="float" office:value="797.7496" calcext:value-type="float">
            <text:p>797.7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AVERAGE([.B346:.B350])" office:value-type="float" office:value="795.554" calcext:value-type="float">
            <text:p>795.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AVERAGE([.B351:.B355])" office:value-type="float" office:value="959.6384" calcext:value-type="float">
            <text:p>959.6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AVERAGE([.B356:.B360])" office:value-type="float" office:value="912.7802" calcext:value-type="float">
            <text:p>912.7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852.053" calcext:value-type="float">
            <text:p>852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0.985" calcext:value-type="float">
            <text:p>680.9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189" calcext:value-type="float">
            <text:p>969.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615" calcext:value-type="float">
            <text:p>920.6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41" calcext:value-type="float">
            <text:p>935.41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934.26" calcext:value-type="float">
            <text:p>93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8.847" calcext:value-type="float">
            <text:p>328.8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2.3" calcext:value-type="float">
            <text:p>672.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779" calcext:value-type="float">
            <text:p>895.7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8.077" calcext:value-type="float">
            <text:p>968.077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867.35775" calcext:value-type="float">
            <text:p>867.35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844" calcext:value-type="float">
            <text:p>905.8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6.67" calcext:value-type="float">
            <text:p>956.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842" calcext:value-type="float">
            <text:p>858.8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8.991" calcext:value-type="float">
            <text:p>898.9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6.446" calcext:value-type="float">
            <text:p>936.446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912.73725" calcext:value-type="float">
            <text:p>912.7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432" calcext:value-type="float">
            <text:p>853.4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16" calcext:value-type="float">
            <text:p>808.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6.237" calcext:value-type="float">
            <text:p>906.2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2.765" calcext:value-type="float">
            <text:p>752.765</text:p>
          </table:table-cell>
          <table:table-cell office:value-type="float" office:value="4" calcext:value-type="float">
            <text:p>4</text:p>
          </table:table-cell>
          <table:table-cell table:formula="of:=AVERAGE([.B382:.B385])" office:value-type="float" office:value="871.603" calcext:value-type="float">
            <text:p>871.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2.005" calcext:value-type="float">
            <text:p>842.0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522" calcext:value-type="float">
            <text:p>816.5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307" calcext:value-type="float">
            <text:p>984.30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5.252" calcext:value-type="float">
            <text:p>845.2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4" calcext:value-type="float">
            <text:p>614.64</text:p>
          </table:table-cell>
          <table:table-cell office:value-type="float" office:value="6" calcext:value-type="float">
            <text:p>6</text:p>
          </table:table-cell>
          <table:table-cell table:formula="of:=AVERAGE([.B386:.B390])" office:value-type="float" office:value="820.5452" calcext:value-type="float">
            <text:p>820.5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2.677" calcext:value-type="float">
            <text:p>792.67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329" calcext:value-type="float">
            <text:p>865.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231" calcext:value-type="float">
            <text:p>899.23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7.568" calcext:value-type="float">
            <text:p>807.5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068" calcext:value-type="float">
            <text:p>619.068</text:p>
          </table:table-cell>
          <table:table-cell office:value-type="float" office:value="8" calcext:value-type="float">
            <text:p>8</text:p>
          </table:table-cell>
          <table:table-cell table:formula="of:=AVERAGE([.B391:.B395])" office:value-type="float" office:value="796.7746" calcext:value-type="float">
            <text:p>796.7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22" calcext:value-type="float">
            <text:p>536.62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2.542" calcext:value-type="float">
            <text:p>822.5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549" calcext:value-type="float">
            <text:p>782.54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186" calcext:value-type="float">
            <text:p>767.18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5.228" calcext:value-type="float">
            <text:p>675.228</text:p>
          </table:table-cell>
          <table:table-cell office:value-type="float" office:value="10" calcext:value-type="float">
            <text:p>10</text:p>
          </table:table-cell>
          <table:table-cell table:formula="of:=AVERAGE([.B396:.B400])" office:value-type="float" office:value="716.8254" calcext:value-type="float">
            <text:p>716.8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2.633" calcext:value-type="float">
            <text:p>662.6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583" calcext:value-type="float">
            <text:p>826.5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223" calcext:value-type="float">
            <text:p>732.22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7.561" calcext:value-type="float">
            <text:p>907.5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866" calcext:value-type="float">
            <text:p>790.866</text:p>
          </table:table-cell>
          <table:table-cell office:value-type="float" office:value="12" calcext:value-type="float">
            <text:p>12</text:p>
          </table:table-cell>
          <table:table-cell table:formula="of:=AVERAGE([.B401:.B405])" office:value-type="float" office:value="783.9732" calcext:value-type="float">
            <text:p>783.9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328" calcext:value-type="float">
            <text:p>794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025" calcext:value-type="float">
            <text:p>843.0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97" calcext:value-type="float">
            <text:p>802.9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7.327" calcext:value-type="float">
            <text:p>887.3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605" calcext:value-type="float">
            <text:p>680.605</text:p>
          </table:table-cell>
          <table:table-cell office:value-type="float" office:value="14" calcext:value-type="float">
            <text:p>14</text:p>
          </table:table-cell>
          <table:table-cell table:formula="of:=AVERAGE([.B406:.B410])" office:value-type="float" office:value="801.651" calcext:value-type="float">
            <text:p>801.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6.926" calcext:value-type="float">
            <text:p>736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649" calcext:value-type="float">
            <text:p>777.6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424" calcext:value-type="float">
            <text:p>749.4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185" calcext:value-type="float">
            <text:p>780.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162" calcext:value-type="float">
            <text:p>646.162</text:p>
          </table:table-cell>
          <table:table-cell office:value-type="float" office:value="16" calcext:value-type="float">
            <text:p>16</text:p>
          </table:table-cell>
          <table:table-cell table:formula="of:=AVERAGE([.B411:.B415])" office:value-type="float" office:value="738.0692" calcext:value-type="float">
            <text:p>738.0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175" calcext:value-type="float">
            <text:p>670.17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311" calcext:value-type="float">
            <text:p>696.31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4.798" calcext:value-type="float">
            <text:p>714.79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894" calcext:value-type="float">
            <text:p>794.89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4" calcext:value-type="float">
            <text:p>678.94</text:p>
          </table:table-cell>
          <table:table-cell office:value-type="float" office:value="18" calcext:value-type="float">
            <text:p>18</text:p>
          </table:table-cell>
          <table:table-cell table:formula="of:=AVERAGE([.B416:.B420])" office:value-type="float" office:value="711.0236" calcext:value-type="float">
            <text:p>711.0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9.256" calcext:value-type="float">
            <text:p>679.2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69" calcext:value-type="float">
            <text:p>702.0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68" calcext:value-type="float">
            <text:p>835.6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974" calcext:value-type="float">
            <text:p>648.974</text:p>
          </table:table-cell>
          <table:table-cell office:value-type="float" office:value="20" calcext:value-type="float">
            <text:p>20</text:p>
          </table:table-cell>
          <table:table-cell table:formula="of:=AVERAGE([.B421:.B425])" office:value-type="float" office:value="729.856" calcext:value-type="float">
            <text:p>729.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519" calcext:value-type="float">
            <text:p>753.5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029" calcext:value-type="float">
            <text:p>676.0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911" calcext:value-type="float">
            <text:p>838.91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935" calcext:value-type="float">
            <text:p>767.9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2.571" calcext:value-type="float">
            <text:p>602.571</text:p>
          </table:table-cell>
          <table:table-cell office:value-type="float" office:value="22" calcext:value-type="float">
            <text:p>22</text:p>
          </table:table-cell>
          <table:table-cell table:formula="of:=AVERAGE([.B426:.B430])" office:value-type="float" office:value="727.793" calcext:value-type="float">
            <text:p>727.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55" calcext:value-type="float">
            <text:p>655.3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707" calcext:value-type="float">
            <text:p>699.7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7.38" calcext:value-type="float">
            <text:p>757.3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2.782" calcext:value-type="float">
            <text:p>712.7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16" calcext:value-type="float">
            <text:p>697.416</text:p>
          </table:table-cell>
          <table:table-cell office:value-type="float" office:value="24" calcext:value-type="float">
            <text:p>24</text:p>
          </table:table-cell>
          <table:table-cell table:formula="of:=AVERAGE([.B431:.B435])" office:value-type="float" office:value="704.528" calcext:value-type="float">
            <text:p>704.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7.635" calcext:value-type="float">
            <text:p>707.63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5.928" calcext:value-type="float">
            <text:p>795.9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281" calcext:value-type="float">
            <text:p>766.28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7.028" calcext:value-type="float">
            <text:p>847.0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961" calcext:value-type="float">
            <text:p>784.961</text:p>
          </table:table-cell>
          <table:table-cell office:value-type="float" office:value="26" calcext:value-type="float">
            <text:p>26</text:p>
          </table:table-cell>
          <table:table-cell table:formula="of:=AVERAGE([.B436:.B440])" office:value-type="float" office:value="780.3666" calcext:value-type="float">
            <text:p>780.3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886" calcext:value-type="float">
            <text:p>766.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9.385" calcext:value-type="float">
            <text:p>759.38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48" calcext:value-type="float">
            <text:p>870.8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071" calcext:value-type="float">
            <text:p>784.07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537" calcext:value-type="float">
            <text:p>724.537</text:p>
          </table:table-cell>
          <table:table-cell office:value-type="float" office:value="28" calcext:value-type="float">
            <text:p>28</text:p>
          </table:table-cell>
          <table:table-cell table:formula="of:=AVERAGE([.B441:.B445])" office:value-type="float" office:value="781.1454" calcext:value-type="float">
            <text:p>781.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328" calcext:value-type="float">
            <text:p>719.3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75" calcext:value-type="float">
            <text:p>758.7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1.062" calcext:value-type="float">
            <text:p>791.0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228" calcext:value-type="float">
            <text:p>787.2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3.785" calcext:value-type="float">
            <text:p>663.785</text:p>
          </table:table-cell>
          <table:table-cell office:value-type="float" office:value="30" calcext:value-type="float">
            <text:p>30</text:p>
          </table:table-cell>
          <table:table-cell table:formula="of:=AVERAGE([.B446:.B450])" office:value-type="float" office:value="744.0306" calcext:value-type="float">
            <text:p>744.0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0.979" calcext:value-type="float">
            <text:p>650.97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1.863" calcext:value-type="float">
            <text:p>611.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08" calcext:value-type="float">
            <text:p>765.1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8.468" calcext:value-type="float">
            <text:p>708.4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966" calcext:value-type="float">
            <text:p>630.966</text:p>
          </table:table-cell>
          <table:table-cell office:value-type="float" office:value="32" calcext:value-type="float">
            <text:p>32</text:p>
          </table:table-cell>
          <table:table-cell table:formula="of:=AVERAGE([.B452:.B455])" office:value-type="float" office:value="679.10125" calcext:value-type="float">
            <text:p>679.1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4.33" calcext:value-type="float">
            <text:p>684.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753" calcext:value-type="float">
            <text:p>765.7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293" calcext:value-type="float">
            <text:p>729.2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908" calcext:value-type="float">
            <text:p>724.9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8.408" calcext:value-type="float">
            <text:p>748.408</text:p>
          </table:table-cell>
          <table:table-cell office:value-type="float" office:value="34" calcext:value-type="float">
            <text:p>34</text:p>
          </table:table-cell>
          <table:table-cell table:formula="of:=AVERAGE([.B457:.B460])" office:value-type="float" office:value="742.0905" calcext:value-type="float">
            <text:p>742.0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48" calcext:value-type="float">
            <text:p>809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746" calcext:value-type="float">
            <text:p>614.7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972" calcext:value-type="float">
            <text:p>788.9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472" calcext:value-type="float">
            <text:p>762.4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67" calcext:value-type="float">
            <text:p>730.767</text:p>
          </table:table-cell>
          <table:table-cell office:value-type="float" office:value="36" calcext:value-type="float">
            <text:p>36</text:p>
          </table:table-cell>
          <table:table-cell table:formula="of:=AVERAGE([.B462:.B465])" office:value-type="float" office:value="724.23925" calcext:value-type="float">
            <text:p>724.2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9.781" calcext:value-type="float">
            <text:p>739.7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0.795" calcext:value-type="float">
            <text:p>710.7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0.574" calcext:value-type="float">
            <text:p>810.5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3.244" calcext:value-type="float">
            <text:p>763.244</text:p>
          </table:table-cell>
          <table:table-cell office:value-type="float" office:value="38" calcext:value-type="float">
            <text:p>38</text:p>
          </table:table-cell>
          <table:table-cell table:formula="of:=AVERAGE([.B467:.B470])" office:value-type="float" office:value="762.43925" calcext:value-type="float">
            <text:p>762.4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971" calcext:value-type="float">
            <text:p>733.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1.123" calcext:value-type="float">
            <text:p>741.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456" calcext:value-type="float">
            <text:p>730.4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2.297" calcext:value-type="float">
            <text:p>772.29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2.263" calcext:value-type="float">
            <text:p>652.263</text:p>
          </table:table-cell>
          <table:table-cell office:value-type="float" office:value="40" calcext:value-type="float">
            <text:p>40</text:p>
          </table:table-cell>
          <table:table-cell table:formula="of:=AVERAGE([.B472:.B475])" office:value-type="float" office:value="724.03475" calcext:value-type="float">
            <text:p>724.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0.222" calcext:value-type="float">
            <text:p>760.22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029" calcext:value-type="float">
            <text:p>771.02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679" calcext:value-type="float">
            <text:p>729.6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405" calcext:value-type="float">
            <text:p>768.4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5.577" calcext:value-type="float">
            <text:p>665.577</text:p>
          </table:table-cell>
          <table:table-cell office:value-type="float" office:value="45" calcext:value-type="float">
            <text:p>45</text:p>
          </table:table-cell>
          <table:table-cell table:formula="of:=AVERAGE([.B476:.B480])" office:value-type="float" office:value="738.9824" calcext:value-type="float">
            <text:p>738.9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722" calcext:value-type="float">
            <text:p>788.72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695" calcext:value-type="float">
            <text:p>726.6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6.851" calcext:value-type="float">
            <text:p>746.8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702" calcext:value-type="float">
            <text:p>790.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50" calcext:value-type="float">
            <text:p>50</text:p>
          </table:table-cell>
          <table:table-cell table:formula="of:=AVERAGE([.B481:.B485])" office:value-type="float" office:value="716.4128" calcext:value-type="float">
            <text:p>716.4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655" calcext:value-type="float">
            <text:p>719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5.719" calcext:value-type="float">
            <text:p>725.7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3.24" calcext:value-type="float">
            <text:p>823.2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55" calcext:value-type="float">
            <text:p>55</text:p>
          </table:table-cell>
          <table:table-cell table:formula="of:=AVERAGE([.B486:.B490])" office:value-type="float" office:value="726.6678" calcext:value-type="float">
            <text:p>726.6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524" calcext:value-type="float">
            <text:p>699.52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254" calcext:value-type="float">
            <text:p>689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047" calcext:value-type="float">
            <text:p>721.04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7.598" calcext:value-type="float">
            <text:p>797.59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58" calcext:value-type="float">
            <text:p>643.358</text:p>
          </table:table-cell>
          <table:table-cell office:value-type="float" office:value="60" calcext:value-type="float">
            <text:p>60</text:p>
          </table:table-cell>
          <table:table-cell table:formula="of:=AVERAGE([.B491:.B495])" office:value-type="float" office:value="710.1562" calcext:value-type="float">
            <text:p>710.1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1.984" calcext:value-type="float">
            <text:p>631.9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555" calcext:value-type="float">
            <text:p>726.55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274" calcext:value-type="float">
            <text:p>643.2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18" calcext:value-type="float">
            <text:p>603.6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6:.B500])" office:value-type="float" office:value="614.2566" calcext:value-type="float">
            <text:p>614.2566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74538" calcext:value-type="float">
            <text:p>0.974538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0144" calcext:value-type="float">
            <text:p>0.990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990212333333333" calcext:value-type="float">
            <text:p>0.9902123333</text:p>
          </table:table-cell>
          <table:table-cell table:formula="of:=[.D130]" office:value-type="float" office:value="0.544148" calcext:value-type="float">
            <text:p>0.544148</text:p>
          </table:table-cell>
          <table:table-cell table:formula="of:=[.D255]" office:value-type="float" office:value="0.73922" calcext:value-type="float">
            <text:p>0.73922</text:p>
          </table:table-cell>
          <table:table-cell table:formula="of:=[.D380]" office:value-type="float" office:value="0.886584666666666" calcext:value-type="float">
            <text:p>0.88658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936071333333333" calcext:value-type="float">
            <text:p>0.9360713333</text:p>
          </table:table-cell>
          <table:table-cell table:formula="of:=[.D135]" office:value-type="float" office:value="0.530116666666667" calcext:value-type="float">
            <text:p>0.5301166667</text:p>
          </table:table-cell>
          <table:table-cell table:formula="of:=[.D260]" office:value-type="float" office:value="0.666872" calcext:value-type="float">
            <text:p>0.666872</text:p>
          </table:table-cell>
          <table:table-cell table:formula="of:=[.D385]" office:value-type="float" office:value="0.911567333333333" calcext:value-type="float">
            <text:p>0.91156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4661" calcext:value-type="float">
            <text:p>0.9946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781177" calcext:value-type="float">
            <text:p>0.781177</text:p>
          </table:table-cell>
          <table:table-cell table:formula="of:=[.D140]" office:value-type="float" office:value="0.454757333333333" calcext:value-type="float">
            <text:p>0.4547573333</text:p>
          </table:table-cell>
          <table:table-cell table:formula="of:=[.D265]" office:value-type="float" office:value="0.733881" calcext:value-type="float">
            <text:p>0.733881</text:p>
          </table:table-cell>
          <table:table-cell table:formula="of:=[.D390]" office:value-type="float" office:value="0.824983" calcext:value-type="float">
            <text:p>0.82498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5832" calcext:value-type="float">
            <text:p>0.985832</text:p>
          </table:table-cell>
          <table:table-cell/>
          <table:table-cell table:formula="of:=(SUM([.B1:.B5])-MIN([.B1:.B5])-MAX([.B1:.B5]))/3" office:value-type="float" office:value="0.990212333333333" calcext:value-type="float">
            <text:p>0.990212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53251333333333" calcext:value-type="float">
            <text:p>0.7532513333</text:p>
          </table:table-cell>
          <table:table-cell table:formula="of:=[.D145]" office:value-type="float" office:value="0.559274666666666" calcext:value-type="float">
            <text:p>0.5592746667</text:p>
          </table:table-cell>
          <table:table-cell table:formula="of:=[.D270]" office:value-type="float" office:value="0.822313666666667" calcext:value-type="float">
            <text:p>0.8223136667</text:p>
          </table:table-cell>
          <table:table-cell table:formula="of:=[.D395]" office:value-type="float" office:value="0.809377" calcext:value-type="float">
            <text:p>0.80937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67666" calcext:value-type="float">
            <text:p>0.67666</text:p>
          </table:table-cell>
          <table:table-cell table:formula="of:=[.D150]" office:value-type="float" office:value="0.531417" calcext:value-type="float">
            <text:p>0.531417</text:p>
          </table:table-cell>
          <table:table-cell table:formula="of:=[.D275]" office:value-type="float" office:value="0.533539" calcext:value-type="float">
            <text:p>0.533539</text:p>
          </table:table-cell>
          <table:table-cell table:formula="of:=[.D400]" office:value-type="float" office:value="0.658521666666667" calcext:value-type="float">
            <text:p>0.65852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7988" calcext:value-type="float">
            <text:p>0.937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729705666666666" calcext:value-type="float">
            <text:p>0.7297056667</text:p>
          </table:table-cell>
          <table:table-cell table:formula="of:=[.D155]" office:value-type="float" office:value="0.569267333333333" calcext:value-type="float">
            <text:p>0.5692673333</text:p>
          </table:table-cell>
          <table:table-cell table:formula="of:=[.D280]" office:value-type="float" office:value="0.726078" calcext:value-type="float">
            <text:p>0.726078</text:p>
          </table:table-cell>
          <table:table-cell table:formula="of:=[.D405]" office:value-type="float" office:value="0.685079" calcext:value-type="float">
            <text:p>0.68507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77755" calcext:value-type="float">
            <text:p>0.777755</text:p>
          </table:table-cell>
          <table:table-cell table:formula="of:=[.D160]" office:value-type="float" office:value="0.586858333333333" calcext:value-type="float">
            <text:p>0.5868583333</text:p>
          </table:table-cell>
          <table:table-cell table:formula="of:=[.D285]" office:value-type="float" office:value="0.202258933333333" calcext:value-type="float">
            <text:p>0.2022589333</text:p>
          </table:table-cell>
          <table:table-cell table:formula="of:=[.D410]" office:value-type="float" office:value="0.722245" calcext:value-type="float">
            <text:p>0.7222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924" calcext:value-type="float">
            <text:p>0.609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791992" calcext:value-type="float">
            <text:p>0.791992</text:p>
          </table:table-cell>
          <table:table-cell table:formula="of:=[.D165]" office:value-type="float" office:value="0.619644333333333" calcext:value-type="float">
            <text:p>0.6196443333</text:p>
          </table:table-cell>
          <table:table-cell table:formula="of:=[.D290]" office:value-type="float" office:value="0.447980666666667" calcext:value-type="float">
            <text:p>0.4479806667</text:p>
          </table:table-cell>
          <table:table-cell table:formula="of:=[.D415]" office:value-type="float" office:value="0.721081666666667" calcext:value-type="float">
            <text:p>0.72108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6:.B10])-MIN([.B6:.B10])-MAX([.B6:.B10]))/3" office:value-type="float" office:value="0.936071333333333" calcext:value-type="float">
            <text:p>0.936071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774606333333333" calcext:value-type="float">
            <text:p>0.7746063333</text:p>
          </table:table-cell>
          <table:table-cell table:formula="of:=[.D170]" office:value-type="float" office:value="0.544421666666667" calcext:value-type="float">
            <text:p>0.5444216667</text:p>
          </table:table-cell>
          <table:table-cell table:formula="of:=[.D295]" office:value-type="float" office:value="0.595003333333333" calcext:value-type="float">
            <text:p>0.5950033333</text:p>
          </table:table-cell>
          <table:table-cell table:formula="of:=[.D420]" office:value-type="float" office:value="0.696577333333333" calcext:value-type="float">
            <text:p>0.6965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8296" calcext:value-type="float">
            <text:p>0.9882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7200333333333" calcext:value-type="float">
            <text:p>0.7872003333</text:p>
          </table:table-cell>
          <table:table-cell table:formula="of:=[.D175]" office:value-type="float" office:value="0.547707" calcext:value-type="float">
            <text:p>0.547707</text:p>
          </table:table-cell>
          <table:table-cell table:formula="of:=[.D300]" office:value-type="float" office:value="0.474743333333333" calcext:value-type="float">
            <text:p>0.4747433333</text:p>
          </table:table-cell>
          <table:table-cell table:formula="of:=[.D425]" office:value-type="float" office:value="0.685831333333333" calcext:value-type="float">
            <text:p>0.68583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5708" calcext:value-type="float">
            <text:p>0.6657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713757666666667" calcext:value-type="float">
            <text:p>0.7137576667</text:p>
          </table:table-cell>
          <table:table-cell table:formula="of:=[.D180]" office:value-type="float" office:value="0.581382333333333" calcext:value-type="float">
            <text:p>0.5813823333</text:p>
          </table:table-cell>
          <table:table-cell table:formula="of:=[.D305]" office:value-type="float" office:value="0.434086333333333" calcext:value-type="float">
            <text:p>0.4340863333</text:p>
          </table:table-cell>
          <table:table-cell table:formula="of:=[.D430]" office:value-type="float" office:value="0.667967" calcext:value-type="float">
            <text:p>0.667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5503" calcext:value-type="float">
            <text:p>0.9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756468333333333" calcext:value-type="float">
            <text:p>0.7564683333</text:p>
          </table:table-cell>
          <table:table-cell table:formula="of:=[.D185]" office:value-type="float" office:value="0.577207333333333" calcext:value-type="float">
            <text:p>0.5772073333</text:p>
          </table:table-cell>
          <table:table-cell table:formula="of:=[.D310]" office:value-type="float" office:value="0.423477333333333" calcext:value-type="float">
            <text:p>0.4234773333</text:p>
          </table:table-cell>
          <table:table-cell table:formula="of:=[.D435]" office:value-type="float" office:value="0.640178" calcext:value-type="float">
            <text:p>0.6401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934" calcext:value-type="float">
            <text:p>0.6359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769815333333333" calcext:value-type="float">
            <text:p>0.7698153333</text:p>
          </table:table-cell>
          <table:table-cell table:formula="of:=[.D190]" office:value-type="float" office:value="0.584941666666667" calcext:value-type="float">
            <text:p>0.5849416667</text:p>
          </table:table-cell>
          <table:table-cell table:formula="of:=[.D315]" office:value-type="float" office:value="0.55551" calcext:value-type="float">
            <text:p>0.55551</text:p>
          </table:table-cell>
          <table:table-cell table:formula="of:=[.D440]" office:value-type="float" office:value="0.729500333333333" calcext:value-type="float">
            <text:p>0.72950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232" calcext:value-type="float">
            <text:p>0.71232</text:p>
          </table:table-cell>
          <table:table-cell/>
          <table:table-cell table:formula="of:=(SUM([.B11:.B15])-MIN([.B11:.B15])-MAX([.B11:.B15]))/3" office:value-type="float" office:value="0.781177" calcext:value-type="float">
            <text:p>0.7811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808692666666667" calcext:value-type="float">
            <text:p>0.8086926667</text:p>
          </table:table-cell>
          <table:table-cell table:formula="of:=[.D195]" office:value-type="float" office:value="0.576797" calcext:value-type="float">
            <text:p>0.576797</text:p>
          </table:table-cell>
          <table:table-cell table:formula="of:=[.D320]" office:value-type="float" office:value="0.592265666666667" calcext:value-type="float">
            <text:p>0.5922656667</text:p>
          </table:table-cell>
          <table:table-cell table:formula="of:=[.D445]" office:value-type="float" office:value="0.666050333333333" calcext:value-type="float">
            <text:p>0.66605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8604" calcext:value-type="float">
            <text:p>0.8386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790554666666667" calcext:value-type="float">
            <text:p>0.7905546667</text:p>
          </table:table-cell>
          <table:table-cell table:formula="of:=[.D200]" office:value-type="float" office:value="0.629569" calcext:value-type="float">
            <text:p>0.629569</text:p>
          </table:table-cell>
          <table:table-cell table:formula="of:=[.D325]" office:value-type="float" office:value="0.458863666666667" calcext:value-type="float">
            <text:p>0.4588636667</text:p>
          </table:table-cell>
          <table:table-cell table:formula="of:=[.D450]" office:value-type="float" office:value="0.704175333333333" calcext:value-type="float">
            <text:p>0.70417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00821" calcext:value-type="float">
            <text:p>0.5008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808555666666666" calcext:value-type="float">
            <text:p>0.8085556667</text:p>
          </table:table-cell>
          <table:table-cell table:formula="of:=[.D205]" office:value-type="float" office:value="0.637508333333333" calcext:value-type="float">
            <text:p>0.6375083333</text:p>
          </table:table-cell>
          <table:table-cell table:formula="of:=[.D330]" office:value-type="float" office:value="0.451266666666667" calcext:value-type="float">
            <text:p>0.4512666667</text:p>
          </table:table-cell>
          <table:table-cell table:formula="of:=[.D455]" office:value-type="float" office:value="0.723887666666667" calcext:value-type="float">
            <text:p>0.723887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7803" calcext:value-type="float">
            <text:p>0.70780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87611333333333" calcext:value-type="float">
            <text:p>0.7876113333</text:p>
          </table:table-cell>
          <table:table-cell table:formula="of:=[.D210]" office:value-type="float" office:value="0.628542" calcext:value-type="float">
            <text:p>0.628542</text:p>
          </table:table-cell>
          <table:table-cell table:formula="of:=[.D335]" office:value-type="float" office:value="0.760438" calcext:value-type="float">
            <text:p>0.760438</text:p>
          </table:table-cell>
          <table:table-cell table:formula="of:=[.D460]" office:value-type="float" office:value="0.734291666666667" calcext:value-type="float">
            <text:p>0.73429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803148666666666" calcext:value-type="float">
            <text:p>0.8031486667</text:p>
          </table:table-cell>
          <table:table-cell table:formula="of:=[.D215]" office:value-type="float" office:value="0.632375333333333" calcext:value-type="float">
            <text:p>0.6323753333</text:p>
          </table:table-cell>
          <table:table-cell table:formula="of:=[.D340]" office:value-type="float" office:value="0.510198666666667" calcext:value-type="float">
            <text:p>0.5101986667</text:p>
          </table:table-cell>
          <table:table-cell table:formula="of:=[.D465]" office:value-type="float" office:value="0.721560666666667" calcext:value-type="float">
            <text:p>0.72156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6181" calcext:value-type="float">
            <text:p>0.876181</text:p>
          </table:table-cell>
          <table:table-cell/>
          <table:table-cell table:formula="of:=(SUM([.B16:.B20])-MIN([.B16:.B20])-MAX([.B16:.B20]))/3" office:value-type="float" office:value="0.753251333333333" calcext:value-type="float">
            <text:p>0.753251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804928" calcext:value-type="float">
            <text:p>0.804928</text:p>
          </table:table-cell>
          <table:table-cell table:formula="of:=[.D220]" office:value-type="float" office:value="0.637098" calcext:value-type="float">
            <text:p>0.637098</text:p>
          </table:table-cell>
          <table:table-cell table:formula="of:=[.D345]" office:value-type="float" office:value="0.682272333333333" calcext:value-type="float">
            <text:p>0.6822723333</text:p>
          </table:table-cell>
          <table:table-cell table:formula="of:=[.D470]" office:value-type="float" office:value="0.673511333333333" calcext:value-type="float">
            <text:p>0.67351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154" calcext:value-type="float">
            <text:p>0.65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357333333333" calcext:value-type="float">
            <text:p>0.7983573333</text:p>
          </table:table-cell>
          <table:table-cell table:formula="of:=[.D225]" office:value-type="float" office:value="0.625872666666667" calcext:value-type="float">
            <text:p>0.6258726667</text:p>
          </table:table-cell>
          <table:table-cell table:formula="of:=[.D350]" office:value-type="float" office:value="0.415400666666667" calcext:value-type="float">
            <text:p>0.4154006667</text:p>
          </table:table-cell>
          <table:table-cell table:formula="of:=[.D475]" office:value-type="float" office:value="0.672074" calcext:value-type="float">
            <text:p>0.67207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7598" calcext:value-type="float">
            <text:p>0.6075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767488" calcext:value-type="float">
            <text:p>0.767488</text:p>
          </table:table-cell>
          <table:table-cell table:formula="of:=[.D230]" office:value-type="float" office:value="0.663312666666667" calcext:value-type="float">
            <text:p>0.6633126667</text:p>
          </table:table-cell>
          <table:table-cell table:formula="of:=[.D355]" office:value-type="float" office:value="0.576865333333333" calcext:value-type="float">
            <text:p>0.5768653333</text:p>
          </table:table-cell>
          <table:table-cell table:formula="of:=[.D480]" office:value-type="float" office:value="0.661328" calcext:value-type="float">
            <text:p>0.6613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9877" calcext:value-type="float">
            <text:p>0.67987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79603" calcext:value-type="float">
            <text:p>0.779603</text:p>
          </table:table-cell>
          <table:table-cell table:formula="of:=[.D235]" office:value-type="float" office:value="0.640657" calcext:value-type="float">
            <text:p>0.640657</text:p>
          </table:table-cell>
          <table:table-cell table:formula="of:=[.D360]" office:value-type="float" office:value="0.683162333333333" calcext:value-type="float">
            <text:p>0.6831623333</text:p>
          </table:table-cell>
          <table:table-cell table:formula="of:=[.D485]" office:value-type="float" office:value="0.692265666666667" calcext:value-type="float">
            <text:p>0.69226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8563" calcext:value-type="float">
            <text:p>0.6985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66940666666667" calcext:value-type="float">
            <text:p>0.7669406667</text:p>
          </table:table-cell>
          <table:table-cell table:formula="of:=[.D240]" office:value-type="float" office:value="0.675154" calcext:value-type="float">
            <text:p>0.675154</text:p>
          </table:table-cell>
          <table:table-cell table:formula="of:=[.D365]" office:value-type="float" office:value="0.60219" calcext:value-type="float">
            <text:p>0.60219</text:p>
          </table:table-cell>
          <table:table-cell table:formula="of:=[.D490]" office:value-type="float" office:value="0.643531666666667" calcext:value-type="float">
            <text:p>0.64353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953" calcext:value-type="float">
            <text:p>0.828953</text:p>
          </table:table-cell>
          <table:table-cell/>
          <table:table-cell table:formula="of:=(SUM([.B21:.B25])-MIN([.B21:.B25])-MAX([.B21:.B25]))/3" office:value-type="float" office:value="0.67666" calcext:value-type="float">
            <text:p>0.6766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55852" calcext:value-type="float">
            <text:p>0.755852</text:p>
          </table:table-cell>
          <table:table-cell table:formula="of:=[.D245]" office:value-type="float" office:value="0.649007666666667" calcext:value-type="float">
            <text:p>0.6490076667</text:p>
          </table:table-cell>
          <table:table-cell table:formula="of:=[.D370]" office:value-type="float" office:value="0.541136333333333" calcext:value-type="float">
            <text:p>0.5411363333</text:p>
          </table:table-cell>
          <table:table-cell table:formula="of:=[.D495]" office:value-type="float" office:value="0.641204666666667" calcext:value-type="float">
            <text:p>0.64120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3634" calcext:value-type="float">
            <text:p>0.59363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64271333333333" calcext:value-type="float">
            <text:p>0.7642713333</text:p>
          </table:table-cell>
          <table:table-cell table:formula="of:=[.D250]" office:value-type="float" office:value="0.655647" calcext:value-type="float">
            <text:p>0.655647</text:p>
          </table:table-cell>
          <table:table-cell table:formula="of:=[.D375]" office:value-type="float" office:value="0.722655666666667" calcext:value-type="float">
            <text:p>0.7226556667</text:p>
          </table:table-cell>
          <table:table-cell table:formula="of:=[.D500]" office:value-type="float" office:value="0.611362" calcext:value-type="float">
            <text:p>0.61136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5421" calcext:value-type="float">
            <text:p>0.6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1437" calcext:value-type="float">
            <text:p>0.7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77" calcext:value-type="float">
            <text:p>0.895277</text:p>
          </table:table-cell>
          <table:table-cell/>
          <table:table-cell table:formula="of:=(SUM([.B26:.B30])-MIN([.B26:.B30])-MAX([.B26:.B30]))/3" office:value-type="float" office:value="0.729705666666666" calcext:value-type="float">
            <text:p>0.72970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7659" calcext:value-type="float">
            <text:p>0.7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4353" calcext:value-type="float">
            <text:p>0.7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037" calcext:value-type="float">
            <text:p>0.7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31:.B35])-MIN([.B31:.B35])-MAX([.B31:.B35]))/3" office:value-type="float" office:value="0.777755" calcext:value-type="float">
            <text:p>0.77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2752" calcext:value-type="float">
            <text:p>0.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/>
          <table:table-cell table:formula="of:=(SUM([.B36:.B40])-MIN([.B36:.B40])-MAX([.B36:.B40]))/3" office:value-type="float" office:value="0.791992" calcext:value-type="float">
            <text:p>0.79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6057" calcext:value-type="float">
            <text:p>0.75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464" calcext:value-type="float">
            <text:p>0.7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647" calcext:value-type="float">
            <text:p>0.755647</text:p>
          </table:table-cell>
          <table:table-cell/>
          <table:table-cell table:formula="of:=(SUM([.B41:.B45])-MIN([.B41:.B45])-MAX([.B41:.B45]))/3" office:value-type="float" office:value="0.774606333333333" calcext:value-type="float">
            <text:p>0.77460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32" calcext:value-type="float">
            <text:p>0.8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2505" calcext:value-type="float">
            <text:p>0.742505</text:p>
          </table:table-cell>
          <table:table-cell/>
          <table:table-cell table:formula="of:=(SUM([.B46:.B50])-MIN([.B46:.B50])-MAX([.B46:.B50]))/3" office:value-type="float" office:value="0.787200333333333" calcext:value-type="float">
            <text:p>0.7872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46" calcext:value-type="float">
            <text:p>0.7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9569" calcext:value-type="float">
            <text:p>0.6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51:.B55])-MIN([.B51:.B55])-MAX([.B51:.B55]))/3" office:value-type="float" office:value="0.713757666666667" calcext:value-type="float">
            <text:p>0.7137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579" calcext:value-type="float">
            <text:p>0.8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56:.B60])-MIN([.B56:.B60])-MAX([.B56:.B60]))/3" office:value-type="float" office:value="0.756468333333333" calcext:value-type="float">
            <text:p>0.75646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8131" calcext:value-type="float">
            <text:p>0.5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374" calcext:value-type="float">
            <text:p>0.8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7782" calcext:value-type="float">
            <text:p>0.737782</text:p>
          </table:table-cell>
          <table:table-cell/>
          <table:table-cell table:formula="of:=(SUM([.B61:.B65])-MIN([.B61:.B65])-MAX([.B61:.B65]))/3" office:value-type="float" office:value="0.769815333333333" calcext:value-type="float">
            <text:p>0.7698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064" calcext:value-type="float">
            <text:p>0.7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665" calcext:value-type="float">
            <text:p>0.84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657" calcext:value-type="float">
            <text:p>0.8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361" calcext:value-type="float">
            <text:p>0.752361</text:p>
          </table:table-cell>
          <table:table-cell/>
          <table:table-cell table:formula="of:=(SUM([.B66:.B70])-MIN([.B66:.B70])-MAX([.B66:.B70]))/3" office:value-type="float" office:value="0.808692666666667" calcext:value-type="float">
            <text:p>0.8086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066" calcext:value-type="float">
            <text:p>0.76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244" calcext:value-type="float">
            <text:p>0.8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9035" calcext:value-type="float">
            <text:p>0.8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/>
          <table:table-cell table:formula="of:=(SUM([.B71:.B75])-MIN([.B71:.B75])-MAX([.B71:.B75]))/3" office:value-type="float" office:value="0.790554666666667" calcext:value-type="float">
            <text:p>0.7905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8029" calcext:value-type="float">
            <text:p>0.7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906" calcext:value-type="float">
            <text:p>0.8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1622" calcext:value-type="float">
            <text:p>0.831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7515" calcext:value-type="float">
            <text:p>0.727515</text:p>
          </table:table-cell>
          <table:table-cell/>
          <table:table-cell table:formula="of:=(SUM([.B76:.B80])-MIN([.B76:.B80])-MAX([.B76:.B80]))/3" office:value-type="float" office:value="0.808555666666666" calcext:value-type="float">
            <text:p>0.8085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815" calcext:value-type="float">
            <text:p>0.7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6181" calcext:value-type="float">
            <text:p>0.776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852" calcext:value-type="float">
            <text:p>0.855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838" calcext:value-type="float">
            <text:p>0.8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/>
          <table:table-cell table:formula="of:=(SUM([.B81:.B85])-MIN([.B81:.B85])-MAX([.B81:.B85]))/3" office:value-type="float" office:value="0.787611333333333" calcext:value-type="float">
            <text:p>0.7876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062" calcext:value-type="float">
            <text:p>0.8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5955" calcext:value-type="float">
            <text:p>0.8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9897" calcext:value-type="float">
            <text:p>0.749897</text:p>
          </table:table-cell>
          <table:table-cell/>
          <table:table-cell table:formula="of:=(SUM([.B86:.B90])-MIN([.B86:.B90])-MAX([.B86:.B90]))/3" office:value-type="float" office:value="0.803148666666666" calcext:value-type="float">
            <text:p>0.8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7" calcext:value-type="float">
            <text:p>0.8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166" calcext:value-type="float">
            <text:p>0.8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501" calcext:value-type="float">
            <text:p>0.7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91:.B95])-MIN([.B91:.B95])-MAX([.B91:.B95]))/3" office:value-type="float" office:value="0.804928" calcext:value-type="float">
            <text:p>0.80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6694" calcext:value-type="float">
            <text:p>0.82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179" calcext:value-type="float">
            <text:p>0.7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62" calcext:value-type="float">
            <text:p>0.8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425" calcext:value-type="float">
            <text:p>0.739425</text:p>
          </table:table-cell>
          <table:table-cell/>
          <table:table-cell table:formula="of:=(SUM([.B96:.B100])-MIN([.B96:.B100])-MAX([.B96:.B100]))/3" office:value-type="float" office:value="0.798357333333333" calcext:value-type="float">
            <text:p>0.7983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177" calcext:value-type="float">
            <text:p>0.82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503" calcext:value-type="float">
            <text:p>0.7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6858" calcext:value-type="float">
            <text:p>0.7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747" calcext:value-type="float">
            <text:p>0.728747</text:p>
          </table:table-cell>
          <table:table-cell/>
          <table:table-cell table:formula="of:=(SUM([.B101:.B105])-MIN([.B101:.B105])-MAX([.B101:.B105]))/3" office:value-type="float" office:value="0.767488" calcext:value-type="float">
            <text:p>0.76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688" calcext:value-type="float">
            <text:p>0.7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2608" calcext:value-type="float">
            <text:p>0.7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513" calcext:value-type="float">
            <text:p>0.750513</text:p>
          </table:table-cell>
          <table:table-cell/>
          <table:table-cell table:formula="of:=(SUM([.B106:.B110])-MIN([.B106:.B110])-MAX([.B106:.B110]))/3" office:value-type="float" office:value="0.779603" calcext:value-type="float">
            <text:p>0.77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138" calcext:value-type="float">
            <text:p>0.7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224" calcext:value-type="float">
            <text:p>0.69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538" calcext:value-type="float">
            <text:p>0.7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146" calcext:value-type="float">
            <text:p>0.767146</text:p>
          </table:table-cell>
          <table:table-cell/>
          <table:table-cell table:formula="of:=(SUM([.B111:.B115])-MIN([.B111:.B115])-MAX([.B111:.B115]))/3" office:value-type="float" office:value="0.766940666666667" calcext:value-type="float">
            <text:p>0.7669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228" calcext:value-type="float">
            <text:p>0.7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2895" calcext:value-type="float">
            <text:p>0.7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433" calcext:value-type="float">
            <text:p>0.747433</text:p>
          </table:table-cell>
          <table:table-cell/>
          <table:table-cell table:formula="of:=(SUM([.B116:.B120])-MIN([.B116:.B120])-MAX([.B116:.B120]))/3" office:value-type="float" office:value="0.755852" calcext:value-type="float">
            <text:p>0.7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298" calcext:value-type="float">
            <text:p>0.7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947" calcext:value-type="float">
            <text:p>0.697947</text:p>
          </table:table-cell>
          <table:table-cell/>
          <table:table-cell table:formula="of:=(SUM([.B121:.B125])-MIN([.B121:.B125])-MAX([.B121:.B125]))/3" office:value-type="float" office:value="0.764271333333333" calcext:value-type="float">
            <text:p>0.76427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076" calcext:value-type="float">
            <text:p>0.5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3" calcext:value-type="float">
            <text:p>0.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166" calcext:value-type="float">
            <text:p>0.5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692" calcext:value-type="float">
            <text:p>0.549692</text:p>
          </table:table-cell>
          <table:table-cell/>
          <table:table-cell table:formula="of:=(SUM([.B126:.B130])-MIN([.B126:.B130])-MAX([.B126:.B130]))/3" office:value-type="float" office:value="0.544148" calcext:value-type="float">
            <text:p>0.544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07" calcext:value-type="float">
            <text:p>0.5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431" calcext:value-type="float">
            <text:p>0.4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0411" calcext:value-type="float">
            <text:p>0.5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3203" calcext:value-type="float">
            <text:p>0.723203</text:p>
          </table:table-cell>
          <table:table-cell/>
          <table:table-cell table:formula="of:=(SUM([.B131:.B135])-MIN([.B131:.B135])-MAX([.B131:.B135]))/3" office:value-type="float" office:value="0.530116666666667" calcext:value-type="float">
            <text:p>0.5301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296" calcext:value-type="float">
            <text:p>0.68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6448" calcext:value-type="float">
            <text:p>0.3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36:.B140])-MIN([.B136:.B140])-MAX([.B136:.B140]))/3" office:value-type="float" office:value="0.454757333333333" calcext:value-type="float">
            <text:p>0.4547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7" calcext:value-type="float">
            <text:p>0.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46" calcext:value-type="float">
            <text:p>0.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199" calcext:value-type="float">
            <text:p>0.3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883" calcext:value-type="float">
            <text:p>0.7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9795" calcext:value-type="float">
            <text:p>0.599795</text:p>
          </table:table-cell>
          <table:table-cell/>
          <table:table-cell table:formula="of:=(SUM([.B141:.B145])-MIN([.B141:.B145])-MAX([.B141:.B145]))/3" office:value-type="float" office:value="0.559274666666666" calcext:value-type="float">
            <text:p>0.5592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6858" calcext:value-type="float">
            <text:p>0.5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7166" calcext:value-type="float">
            <text:p>0.3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5832" calcext:value-type="float">
            <text:p>0.485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146" calcext:value-type="float">
            <text:p>0.5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/>
          <table:table-cell table:formula="of:=(SUM([.B146:.B150])-MIN([.B146:.B150])-MAX([.B146:.B150]))/3" office:value-type="float" office:value="0.531417" calcext:value-type="float">
            <text:p>0.53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162" calcext:value-type="float">
            <text:p>0.5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88" calcext:value-type="float">
            <text:p>0.45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199" calcext:value-type="float">
            <text:p>0.5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441" calcext:value-type="float">
            <text:p>0.555441</text:p>
          </table:table-cell>
          <table:table-cell/>
          <table:table-cell table:formula="of:=(SUM([.B151:.B155])-MIN([.B151:.B155])-MAX([.B151:.B155]))/3" office:value-type="float" office:value="0.569267333333333" calcext:value-type="float">
            <text:p>0.5692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579" calcext:value-type="float">
            <text:p>0.6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624" calcext:value-type="float">
            <text:p>0.608624</text:p>
          </table:table-cell>
          <table:table-cell/>
          <table:table-cell table:formula="of:=(SUM([.B156:.B160])-MIN([.B156:.B160])-MAX([.B156:.B160]))/3" office:value-type="float" office:value="0.586858333333333" calcext:value-type="float">
            <text:p>0.58685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3183" calcext:value-type="float">
            <text:p>0.65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423" calcext:value-type="float">
            <text:p>0.5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214" calcext:value-type="float">
            <text:p>0.60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46" calcext:value-type="float">
            <text:p>0.64846</text:p>
          </table:table-cell>
          <table:table-cell/>
          <table:table-cell table:formula="of:=(SUM([.B161:.B165])-MIN([.B161:.B165])-MAX([.B161:.B165]))/3" office:value-type="float" office:value="0.619644333333333" calcext:value-type="float">
            <text:p>0.61964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8912" calcext:value-type="float">
            <text:p>0.588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345" calcext:value-type="float">
            <text:p>0.5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5729" calcext:value-type="float">
            <text:p>0.53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4086" calcext:value-type="float">
            <text:p>0.534086</text:p>
          </table:table-cell>
          <table:table-cell/>
          <table:table-cell table:formula="of:=(SUM([.B166:.B170])-MIN([.B166:.B170])-MAX([.B166:.B170]))/3" office:value-type="float" office:value="0.544421666666667" calcext:value-type="float">
            <text:p>0.5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4353" calcext:value-type="float">
            <text:p>0.5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7577" calcext:value-type="float">
            <text:p>0.43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232" calcext:value-type="float">
            <text:p>0.6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6632" calcext:value-type="float">
            <text:p>0.5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71:.B175])-MIN([.B171:.B175])-MAX([.B171:.B175]))/3" office:value-type="float" office:value="0.547707" calcext:value-type="float">
            <text:p>0.547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8439" calcext:value-type="float">
            <text:p>0.57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83" calcext:value-type="float">
            <text:p>0.5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002" calcext:value-type="float">
            <text:p>0.677002</text:p>
          </table:table-cell>
          <table:table-cell/>
          <table:table-cell table:formula="of:=(SUM([.B176:.B180])-MIN([.B176:.B180])-MAX([.B176:.B180]))/3" office:value-type="float" office:value="0.581382333333333" calcext:value-type="float">
            <text:p>0.5813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5667" calcext:value-type="float">
            <text:p>0.5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191" calcext:value-type="float">
            <text:p>0.6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/>
          <table:table-cell table:formula="of:=(SUM([.B181:.B185])-MIN([.B181:.B185])-MAX([.B181:.B185]))/3" office:value-type="float" office:value="0.577207333333333" calcext:value-type="float">
            <text:p>0.57720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429" calcext:value-type="float">
            <text:p>0.5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731" calcext:value-type="float">
            <text:p>0.4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207" calcext:value-type="float">
            <text:p>0.67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2361" calcext:value-type="float">
            <text:p>0.5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035" calcext:value-type="float">
            <text:p>0.609035</text:p>
          </table:table-cell>
          <table:table-cell/>
          <table:table-cell table:formula="of:=(SUM([.B186:.B190])-MIN([.B186:.B190])-MAX([.B186:.B190]))/3" office:value-type="float" office:value="0.584941666666667" calcext:value-type="float">
            <text:p>0.5849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789" calcext:value-type="float">
            <text:p>0.5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021" calcext:value-type="float">
            <text:p>0.4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9528" calcext:value-type="float">
            <text:p>0.689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926" calcext:value-type="float">
            <text:p>0.6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676" calcext:value-type="float">
            <text:p>0.533676</text:p>
          </table:table-cell>
          <table:table-cell/>
          <table:table-cell table:formula="of:=(SUM([.B191:.B195])-MIN([.B191:.B195])-MAX([.B191:.B195]))/3" office:value-type="float" office:value="0.576797" calcext:value-type="float">
            <text:p>0.576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612" calcext:value-type="float">
            <text:p>0.6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08" calcext:value-type="float">
            <text:p>0.4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433" calcext:value-type="float">
            <text:p>0.7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96:.B200])-MIN([.B196:.B200])-MAX([.B196:.B200]))/3" office:value-type="float" office:value="0.629569" calcext:value-type="float">
            <text:p>0.629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23" calcext:value-type="float">
            <text:p>0.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6776" calcext:value-type="float">
            <text:p>0.5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864" calcext:value-type="float">
            <text:p>0.617864</text:p>
          </table:table-cell>
          <table:table-cell/>
          <table:table-cell table:formula="of:=(SUM([.B201:.B205])-MIN([.B201:.B205])-MAX([.B201:.B205]))/3" office:value-type="float" office:value="0.637508333333333" calcext:value-type="float">
            <text:p>0.6375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815" calcext:value-type="float">
            <text:p>0.5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741" calcext:value-type="float">
            <text:p>0.6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0678" calcext:value-type="float">
            <text:p>0.6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2587" calcext:value-type="float">
            <text:p>0.622587</text:p>
          </table:table-cell>
          <table:table-cell/>
          <table:table-cell table:formula="of:=(SUM([.B206:.B210])-MIN([.B206:.B210])-MAX([.B206:.B210]))/3" office:value-type="float" office:value="0.628542" calcext:value-type="float">
            <text:p>0.62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602" calcext:value-type="float">
            <text:p>0.6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663" calcext:value-type="float">
            <text:p>0.57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1971" calcext:value-type="float">
            <text:p>0.72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37" calcext:value-type="float">
            <text:p>0.6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5154" calcext:value-type="float">
            <text:p>0.575154</text:p>
          </table:table-cell>
          <table:table-cell/>
          <table:table-cell table:formula="of:=(SUM([.B211:.B215])-MIN([.B211:.B215])-MAX([.B211:.B215]))/3" office:value-type="float" office:value="0.632375333333333" calcext:value-type="float">
            <text:p>0.6323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1766" calcext:value-type="float">
            <text:p>0.62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3511" calcext:value-type="float">
            <text:p>0.67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756" calcext:value-type="float">
            <text:p>0.63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772" calcext:value-type="float">
            <text:p>0.652772</text:p>
          </table:table-cell>
          <table:table-cell/>
          <table:table-cell table:formula="of:=(SUM([.B216:.B220])-MIN([.B216:.B220])-MAX([.B216:.B220]))/3" office:value-type="float" office:value="0.637098" calcext:value-type="float">
            <text:p>0.6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84" calcext:value-type="float">
            <text:p>0.6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/>
          <table:table-cell table:formula="of:=(SUM([.B221:.B225])-MIN([.B221:.B225])-MAX([.B221:.B225]))/3" office:value-type="float" office:value="0.625872666666667" calcext:value-type="float">
            <text:p>0.62587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6858" calcext:value-type="float">
            <text:p>0.6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468" calcext:value-type="float">
            <text:p>0.55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6879" calcext:value-type="float">
            <text:p>0.6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316" calcext:value-type="float">
            <text:p>0.6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4743" calcext:value-type="float">
            <text:p>0.674743</text:p>
          </table:table-cell>
          <table:table-cell/>
          <table:table-cell table:formula="of:=(SUM([.B226:.B230])-MIN([.B226:.B230])-MAX([.B226:.B230]))/3" office:value-type="float" office:value="0.663312666666667" calcext:value-type="float">
            <text:p>0.6633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111" calcext:value-type="float">
            <text:p>0.6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659" calcext:value-type="float">
            <text:p>0.6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201" calcext:value-type="float">
            <text:p>0.6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0554" calcext:value-type="float">
            <text:p>0.590554</text:p>
          </table:table-cell>
          <table:table-cell/>
          <table:table-cell table:formula="of:=(SUM([.B231:.B235])-MIN([.B231:.B235])-MAX([.B231:.B235]))/3" office:value-type="float" office:value="0.640657" calcext:value-type="float">
            <text:p>0.640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189" calcext:value-type="float">
            <text:p>0.6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5462" calcext:value-type="float">
            <text:p>0.725462</text:p>
          </table:table-cell>
          <table:table-cell/>
          <table:table-cell table:formula="of:=(SUM([.B236:.B240])-MIN([.B236:.B240])-MAX([.B236:.B240]))/3" office:value-type="float" office:value="0.675154" calcext:value-type="float">
            <text:p>0.675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0739" calcext:value-type="float">
            <text:p>0.620739</text:p>
          </table:table-cell>
          <table:table-cell/>
          <table:table-cell table:formula="of:=(SUM([.B241:.B245])-MIN([.B241:.B245])-MAX([.B241:.B245]))/3" office:value-type="float" office:value="0.649007666666667" calcext:value-type="float">
            <text:p>0.6490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604" calcext:value-type="float">
            <text:p>0.6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2444" calcext:value-type="float">
            <text:p>0.6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8172" calcext:value-type="float">
            <text:p>0.6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4887" calcext:value-type="float">
            <text:p>0.664887</text:p>
          </table:table-cell>
          <table:table-cell/>
          <table:table-cell table:formula="of:=(SUM([.B246:.B250])-MIN([.B246:.B250])-MAX([.B246:.B250]))/3" office:value-type="float" office:value="0.655647" calcext:value-type="float">
            <text:p>0.655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51:.B255])-MIN([.B251:.B255])-MAX([.B251:.B255]))/3" office:value-type="float" office:value="0.73922" calcext:value-type="float">
            <text:p>0.7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587" calcext:value-type="float">
            <text:p>0.5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6879" calcext:value-type="float">
            <text:p>0.156879</text:p>
          </table:table-cell>
          <table:table-cell/>
          <table:table-cell table:formula="of:=(SUM([.B256:.B260])-MIN([.B256:.B260])-MAX([.B256:.B260]))/3" office:value-type="float" office:value="0.666872" calcext:value-type="float">
            <text:p>0.66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478" calcext:value-type="float">
            <text:p>0.7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15606" calcext:value-type="float">
            <text:p>0.5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614" calcext:value-type="float">
            <text:p>0.72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1:.B265])-MIN([.B261:.B265])-MAX([.B261:.B265]))/3" office:value-type="float" office:value="0.733881" calcext:value-type="float">
            <text:p>0.733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4456" calcext:value-type="float">
            <text:p>0.994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2546" calcext:value-type="float">
            <text:p>0.9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6:.B270])-MIN([.B266:.B270])-MAX([.B266:.B270]))/3" office:value-type="float" office:value="0.822313666666667" calcext:value-type="float">
            <text:p>0.82231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655" calcext:value-type="float">
            <text:p>0.8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306" calcext:value-type="float">
            <text:p>0.1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271:.B275])-MIN([.B271:.B275])-MAX([.B271:.B275]))/3" office:value-type="float" office:value="0.533539" calcext:value-type="float">
            <text:p>0.533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823" calcext:value-type="float">
            <text:p>0.1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014" calcext:value-type="float">
            <text:p>0.739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246" calcext:value-type="float">
            <text:p>0.7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76:.B280])-MIN([.B276:.B280])-MAX([.B276:.B280]))/3" office:value-type="float" office:value="0.726078" calcext:value-type="float">
            <text:p>0.7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74538" calcext:value-type="float">
            <text:p>0.01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1294" calcext:value-type="float">
            <text:p>0.11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029" calcext:value-type="float">
            <text:p>0.4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/>
          <table:table-cell table:formula="of:=(SUM([.B281:.B285])-MIN([.B281:.B285])-MAX([.B281:.B285]))/3" office:value-type="float" office:value="0.202258933333333" calcext:value-type="float">
            <text:p>0.2022589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4292" calcext:value-type="float">
            <text:p>0.7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232" calcext:value-type="float">
            <text:p>0.7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622" calcext:value-type="float">
            <text:p>0.631622</text:p>
          </table:table-cell>
          <table:table-cell/>
          <table:table-cell table:formula="of:=(SUM([.B286:.B290])-MIN([.B286:.B290])-MAX([.B286:.B290]))/3" office:value-type="float" office:value="0.447980666666667" calcext:value-type="float">
            <text:p>0.44798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20123" calcext:value-type="float">
            <text:p>0.06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1889" calcext:value-type="float">
            <text:p>0.6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686" calcext:value-type="float">
            <text:p>0.718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4435" calcext:value-type="float">
            <text:p>0.4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91:.B295])-MIN([.B291:.B295])-MAX([.B291:.B295]))/3" office:value-type="float" office:value="0.595003333333333" calcext:value-type="float">
            <text:p>0.5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2074" calcext:value-type="float">
            <text:p>0.6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9569" calcext:value-type="float">
            <text:p>0.5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889" calcext:value-type="float">
            <text:p>0.3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8378" calcext:value-type="float">
            <text:p>0.168378</text:p>
          </table:table-cell>
          <table:table-cell/>
          <table:table-cell table:formula="of:=(SUM([.B296:.B300])-MIN([.B296:.B300])-MAX([.B296:.B300]))/3" office:value-type="float" office:value="0.474743333333333" calcext:value-type="float">
            <text:p>0.4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489" calcext:value-type="float">
            <text:p>0.5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1828" calcext:value-type="float">
            <text:p>0.4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6571" calcext:value-type="float">
            <text:p>0.5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386" calcext:value-type="float">
            <text:p>0.3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7782" calcext:value-type="float">
            <text:p>0.337782</text:p>
          </table:table-cell>
          <table:table-cell/>
          <table:table-cell table:formula="of:=(SUM([.B301:.B305])-MIN([.B301:.B305])-MAX([.B301:.B305]))/3" office:value-type="float" office:value="0.434086333333333" calcext:value-type="float">
            <text:p>0.43408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2341" calcext:value-type="float">
            <text:p>0.3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298" calcext:value-type="float">
            <text:p>0.6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2793" calcext:value-type="float">
            <text:p>0.22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306:.B310])-MIN([.B306:.B310])-MAX([.B306:.B310]))/3" office:value-type="float" office:value="0.423477333333333" calcext:value-type="float">
            <text:p>0.4234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1417" calcext:value-type="float">
            <text:p>0.7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7" calcext:value-type="float">
            <text:p>0.6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637" calcext:value-type="float">
            <text:p>0.57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7495" calcext:value-type="float">
            <text:p>0.1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8193" calcext:value-type="float">
            <text:p>0.438193</text:p>
          </table:table-cell>
          <table:table-cell/>
          <table:table-cell table:formula="of:=(SUM([.B311:.B315])-MIN([.B311:.B315])-MAX([.B311:.B315]))/3" office:value-type="float" office:value="0.55551" calcext:value-type="float">
            <text:p>0.5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2526" calcext:value-type="float">
            <text:p>0.6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1232" calcext:value-type="float">
            <text:p>0.6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3039" calcext:value-type="float">
            <text:p>0.5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037" calcext:value-type="float">
            <text:p>0.86037</text:p>
          </table:table-cell>
          <table:table-cell/>
          <table:table-cell table:formula="of:=(SUM([.B316:.B320])-MIN([.B316:.B320])-MAX([.B316:.B320]))/3" office:value-type="float" office:value="0.592265666666667" calcext:value-type="float">
            <text:p>0.5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0472" calcext:value-type="float">
            <text:p>0.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4497" calcext:value-type="float">
            <text:p>0.3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5544" calcext:value-type="float">
            <text:p>0.7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655" calcext:value-type="float">
            <text:p>0.33655</text:p>
          </table:table-cell>
          <table:table-cell/>
          <table:table-cell table:formula="of:=(SUM([.B321:.B325])-MIN([.B321:.B325])-MAX([.B321:.B325]))/3" office:value-type="float" office:value="0.458863666666667" calcext:value-type="float">
            <text:p>0.4588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1602" calcext:value-type="float">
            <text:p>0.4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778" calcext:value-type="float">
            <text:p>0.883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6612" calcext:value-type="float">
            <text:p>0.1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906" calcext:value-type="float">
            <text:p>0.257906</text:p>
          </table:table-cell>
          <table:table-cell/>
          <table:table-cell table:formula="of:=(SUM([.B326:.B330])-MIN([.B326:.B330])-MAX([.B326:.B330]))/3" office:value-type="float" office:value="0.451266666666667" calcext:value-type="float">
            <text:p>0.451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277" calcext:value-type="float">
            <text:p>0.8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0945" calcext:value-type="float">
            <text:p>0.8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/>
          <table:table-cell table:formula="of:=(SUM([.B331:.B335])-MIN([.B331:.B335])-MAX([.B331:.B335]))/3" office:value-type="float" office:value="0.760438" calcext:value-type="float">
            <text:p>0.76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312" calcext:value-type="float">
            <text:p>0.304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417" calcext:value-type="float">
            <text:p>0.6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8337" calcext:value-type="float">
            <text:p>0.3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842" calcext:value-type="float">
            <text:p>0.570842</text:p>
          </table:table-cell>
          <table:table-cell/>
          <table:table-cell table:formula="of:=(SUM([.B336:.B340])-MIN([.B336:.B340])-MAX([.B336:.B340]))/3" office:value-type="float" office:value="0.510198666666667" calcext:value-type="float">
            <text:p>0.51019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928" calcext:value-type="float">
            <text:p>0.3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99179" calcext:value-type="float">
            <text:p>0.5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7885" calcext:value-type="float">
            <text:p>0.7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4784" calcext:value-type="float">
            <text:p>0.714784</text:p>
          </table:table-cell>
          <table:table-cell/>
          <table:table-cell table:formula="of:=(SUM([.B341:.B345])-MIN([.B341:.B345])-MAX([.B341:.B345]))/3" office:value-type="float" office:value="0.682272333333333" calcext:value-type="float">
            <text:p>0.68227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92608" calcext:value-type="float">
            <text:p>0.2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8789" calcext:value-type="float">
            <text:p>0.3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7598" calcext:value-type="float">
            <text:p>0.4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9199" calcext:value-type="float">
            <text:p>0.969199</text:p>
          </table:table-cell>
          <table:table-cell/>
          <table:table-cell table:formula="of:=(SUM([.B346:.B350])-MIN([.B346:.B350])-MAX([.B346:.B350]))/3" office:value-type="float" office:value="0.415400666666667" calcext:value-type="float">
            <text:p>0.41540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5955" calcext:value-type="float">
            <text:p>0.1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949" calcext:value-type="float">
            <text:p>0.4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1047" calcext:value-type="float">
            <text:p>0.571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4148" calcext:value-type="float">
            <text:p>0.844148</text:p>
          </table:table-cell>
          <table:table-cell/>
          <table:table-cell table:formula="of:=(SUM([.B351:.B355])-MIN([.B351:.B355])-MAX([.B351:.B355]))/3" office:value-type="float" office:value="0.576865333333333" calcext:value-type="float">
            <text:p>0.5768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80493" calcext:value-type="float">
            <text:p>0.4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6427" calcext:value-type="float">
            <text:p>0.3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0041" calcext:value-type="float">
            <text:p>0.8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29" calcext:value-type="float">
            <text:p>0.95729</text:p>
          </table:table-cell>
          <table:table-cell/>
          <table:table-cell table:formula="of:=(SUM([.B356:.B360])-MIN([.B356:.B360])-MAX([.B356:.B360]))/3" office:value-type="float" office:value="0.683162333333333" calcext:value-type="float">
            <text:p>0.6831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1951" calcext:value-type="float">
            <text:p>0.2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94" calcext:value-type="float">
            <text:p>0.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5503" calcext:value-type="float">
            <text:p>0.5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5133" calcext:value-type="float">
            <text:p>0.805133</text:p>
          </table:table-cell>
          <table:table-cell/>
          <table:table-cell table:formula="of:=(SUM([.B361:.B365])-MIN([.B361:.B365])-MAX([.B361:.B365]))/3" office:value-type="float" office:value="0.60219" calcext:value-type="float">
            <text:p>0.60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405" calcext:value-type="float">
            <text:p>0.36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9055" calcext:value-type="float">
            <text:p>0.4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4949" calcext:value-type="float">
            <text:p>0.774949</text:p>
          </table:table-cell>
          <table:table-cell/>
          <table:table-cell table:formula="of:=(SUM([.B366:.B370])-MIN([.B366:.B370])-MAX([.B366:.B370]))/3" office:value-type="float" office:value="0.541136333333333" calcext:value-type="float">
            <text:p>0.54113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8789" calcext:value-type="float">
            <text:p>0.8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906" calcext:value-type="float">
            <text:p>0.9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998" calcext:value-type="float">
            <text:p>0.52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3162" calcext:value-type="float">
            <text:p>0.583162</text:p>
          </table:table-cell>
          <table:table-cell/>
          <table:table-cell table:formula="of:=(SUM([.B371:.B375])-MIN([.B371:.B375])-MAX([.B371:.B375]))/3" office:value-type="float" office:value="0.722655666666667" calcext:value-type="float">
            <text:p>0.7226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1581" calcext:value-type="float">
            <text:p>0.891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1129" calcext:value-type="float">
            <text:p>0.851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347" calcext:value-type="float">
            <text:p>0.9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037" calcext:value-type="float">
            <text:p>0.8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803" calcext:value-type="float">
            <text:p>0.907803</text:p>
          </table:table-cell>
          <table:table-cell/>
          <table:table-cell table:formula="of:=(SUM([.B376:.B380])-MIN([.B376:.B380])-MAX([.B376:.B380]))/3" office:value-type="float" office:value="0.886584666666666" calcext:value-type="float">
            <text:p>0.88658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2197" calcext:value-type="float">
            <text:p>0.892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5585" calcext:value-type="float">
            <text:p>0.9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7413" calcext:value-type="float">
            <text:p>0.977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8111" calcext:value-type="float">
            <text:p>0.8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692" calcext:value-type="float">
            <text:p>0.89692</text:p>
          </table:table-cell>
          <table:table-cell/>
          <table:table-cell table:formula="of:=(SUM([.B381:.B385])-MIN([.B381:.B385])-MAX([.B381:.B385]))/3" office:value-type="float" office:value="0.911567333333333" calcext:value-type="float">
            <text:p>0.9115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8131" calcext:value-type="float">
            <text:p>0.8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9692" calcext:value-type="float">
            <text:p>0.949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8255" calcext:value-type="float">
            <text:p>0.8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2608" calcext:value-type="float">
            <text:p>0.792608</text:p>
          </table:table-cell>
          <table:table-cell/>
          <table:table-cell table:formula="of:=(SUM([.B386:.B390])-MIN([.B386:.B390])-MAX([.B386:.B390]))/3" office:value-type="float" office:value="0.824983" calcext:value-type="float">
            <text:p>0.824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7947" calcext:value-type="float">
            <text:p>0.7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4784" calcext:value-type="float">
            <text:p>0.9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415" calcext:value-type="float">
            <text:p>0.654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7515" calcext:value-type="float">
            <text:p>0.827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2669" calcext:value-type="float">
            <text:p>0.802669</text:p>
          </table:table-cell>
          <table:table-cell/>
          <table:table-cell table:formula="of:=(SUM([.B391:.B395])-MIN([.B391:.B395])-MAX([.B391:.B395]))/3" office:value-type="float" office:value="0.809377" calcext:value-type="float">
            <text:p>0.809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0575" calcext:value-type="float">
            <text:p>0.560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2136" calcext:value-type="float">
            <text:p>0.782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5318" calcext:value-type="float">
            <text:p>0.5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/>
          <table:table-cell table:formula="of:=(SUM([.B396:.B400])-MIN([.B396:.B400])-MAX([.B396:.B400]))/3" office:value-type="float" office:value="0.658521666666667" calcext:value-type="float">
            <text:p>0.6585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0062" calcext:value-type="float">
            <text:p>0.9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487" calcext:value-type="float">
            <text:p>0.649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3717" calcext:value-type="float">
            <text:p>0.773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9897" calcext:value-type="float">
            <text:p>0.54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033" calcext:value-type="float">
            <text:p>0.632033</text:p>
          </table:table-cell>
          <table:table-cell/>
          <table:table-cell table:formula="of:=(SUM([.B401:.B405])-MIN([.B401:.B405])-MAX([.B401:.B405]))/3" office:value-type="float" office:value="0.685079" calcext:value-type="float">
            <text:p>0.685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0821" calcext:value-type="float">
            <text:p>0.8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4374" calcext:value-type="float">
            <text:p>0.7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1951" calcext:value-type="float">
            <text:p>0.451951</text:p>
          </table:table-cell>
          <table:table-cell/>
          <table:table-cell table:formula="of:=(SUM([.B406:.B410])-MIN([.B406:.B410])-MAX([.B406:.B410]))/3" office:value-type="float" office:value="0.722245" calcext:value-type="float">
            <text:p>0.72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569" calcext:value-type="float">
            <text:p>0.7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9035" calcext:value-type="float">
            <text:p>0.6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4148" calcext:value-type="float">
            <text:p>0.744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9528" calcext:value-type="float">
            <text:p>0.689528</text:p>
          </table:table-cell>
          <table:table-cell/>
          <table:table-cell table:formula="of:=(SUM([.B411:.B415])-MIN([.B411:.B415])-MAX([.B411:.B415]))/3" office:value-type="float" office:value="0.721081666666667" calcext:value-type="float">
            <text:p>0.72108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2423" calcext:value-type="float">
            <text:p>0.7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59" calcext:value-type="float">
            <text:p>0.675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6324" calcext:value-type="float">
            <text:p>0.666324</text:p>
          </table:table-cell>
          <table:table-cell/>
          <table:table-cell table:formula="of:=(SUM([.B416:.B420])-MIN([.B416:.B420])-MAX([.B416:.B420]))/3" office:value-type="float" office:value="0.696577333333333" calcext:value-type="float">
            <text:p>0.6965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776" calcext:value-type="float">
            <text:p>0.7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2279" calcext:value-type="float">
            <text:p>0.7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287" calcext:value-type="float">
            <text:p>0.6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431" calcext:value-type="float">
            <text:p>0.6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965" calcext:value-type="float">
            <text:p>0.490965</text:p>
          </table:table-cell>
          <table:table-cell/>
          <table:table-cell table:formula="of:=(SUM([.B421:.B425])-MIN([.B421:.B425])-MAX([.B421:.B425]))/3" office:value-type="float" office:value="0.685831333333333" calcext:value-type="float">
            <text:p>0.6858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507" calcext:value-type="float">
            <text:p>0.7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731" calcext:value-type="float">
            <text:p>0.61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811" calcext:value-type="float">
            <text:p>0.715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3552" calcext:value-type="float">
            <text:p>0.613552</text:p>
          </table:table-cell>
          <table:table-cell/>
          <table:table-cell table:formula="of:=(SUM([.B426:.B430])-MIN([.B426:.B430])-MAX([.B426:.B430]))/3" office:value-type="float" office:value="0.667967" calcext:value-type="float">
            <text:p>0.66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657" calcext:value-type="float">
            <text:p>0.6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228" calcext:value-type="float">
            <text:p>0.6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649" calcext:value-type="float">
            <text:p>0.63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1129" calcext:value-type="float">
            <text:p>0.751129</text:p>
          </table:table-cell>
          <table:table-cell/>
          <table:table-cell table:formula="of:=(SUM([.B431:.B435])-MIN([.B431:.B435])-MAX([.B431:.B435]))/3" office:value-type="float" office:value="0.640178" calcext:value-type="float">
            <text:p>0.640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715" calcext:value-type="float">
            <text:p>0.796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589" calcext:value-type="float">
            <text:p>0.799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71" calcext:value-type="float">
            <text:p>0.6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9076" calcext:value-type="float">
            <text:p>0.7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2895" calcext:value-type="float">
            <text:p>0.572895</text:p>
          </table:table-cell>
          <table:table-cell/>
          <table:table-cell table:formula="of:=(SUM([.B436:.B440])-MIN([.B436:.B440])-MAX([.B436:.B440]))/3" office:value-type="float" office:value="0.729500333333333" calcext:value-type="float">
            <text:p>0.7295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6674" calcext:value-type="float">
            <text:p>0.856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5318" calcext:value-type="float">
            <text:p>0.6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979" calcext:value-type="float">
            <text:p>0.72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0616" calcext:value-type="float">
            <text:p>0.600616</text:p>
          </table:table-cell>
          <table:table-cell/>
          <table:table-cell table:formula="of:=(SUM([.B441:.B445])-MIN([.B441:.B445])-MAX([.B441:.B445]))/3" office:value-type="float" office:value="0.666050333333333" calcext:value-type="float">
            <text:p>0.66605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945" calcext:value-type="float">
            <text:p>0.7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5914" calcext:value-type="float">
            <text:p>0.665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4908" calcext:value-type="float">
            <text:p>0.834908</text:p>
          </table:table-cell>
          <table:table-cell/>
          <table:table-cell table:formula="of:=(SUM([.B446:.B450])-MIN([.B446:.B450])-MAX([.B446:.B450]))/3" office:value-type="float" office:value="0.704175333333333" calcext:value-type="float">
            <text:p>0.7041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6899" calcext:value-type="float">
            <text:p>0.8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039" calcext:value-type="float">
            <text:p>0.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4" calcext:value-type="float">
            <text:p>0.7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614" calcext:value-type="float">
            <text:p>0.73614</text:p>
          </table:table-cell>
          <table:table-cell/>
          <table:table-cell table:formula="of:=(SUM([.B451:.B455])-MIN([.B451:.B455])-MAX([.B451:.B455]))/3" office:value-type="float" office:value="0.723887666666667" calcext:value-type="float">
            <text:p>0.72388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9815" calcext:value-type="float">
            <text:p>0.6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828" calcext:value-type="float">
            <text:p>0.7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1232" calcext:value-type="float">
            <text:p>0.8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3409" calcext:value-type="float">
            <text:p>0.823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4805" calcext:value-type="float">
            <text:p>0.584805</text:p>
          </table:table-cell>
          <table:table-cell/>
          <table:table-cell table:formula="of:=(SUM([.B456:.B460])-MIN([.B456:.B460])-MAX([.B456:.B460]))/3" office:value-type="float" office:value="0.734291666666667" calcext:value-type="float">
            <text:p>0.7342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489" calcext:value-type="float">
            <text:p>0.7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593" calcext:value-type="float">
            <text:p>0.653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3573" calcext:value-type="float">
            <text:p>0.78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/>
          <table:table-cell table:formula="of:=(SUM([.B461:.B465])-MIN([.B461:.B465])-MAX([.B461:.B465]))/3" office:value-type="float" office:value="0.721560666666667" calcext:value-type="float">
            <text:p>0.72156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47" calcext:value-type="float">
            <text:p>0.65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46" calcext:value-type="float">
            <text:p>0.6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427" calcext:value-type="float">
            <text:p>0.7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844" calcext:value-type="float">
            <text:p>0.647844</text:p>
          </table:table-cell>
          <table:table-cell/>
          <table:table-cell table:formula="of:=(SUM([.B466:.B470])-MIN([.B466:.B470])-MAX([.B466:.B470]))/3" office:value-type="float" office:value="0.673511333333333" calcext:value-type="float">
            <text:p>0.6735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7248" calcext:value-type="float">
            <text:p>0.7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483" calcext:value-type="float">
            <text:p>0.69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3634" calcext:value-type="float">
            <text:p>0.693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4682" calcext:value-type="float">
            <text:p>0.564682</text:p>
          </table:table-cell>
          <table:table-cell/>
          <table:table-cell table:formula="of:=(SUM([.B471:.B475])-MIN([.B471:.B475])-MAX([.B471:.B475]))/3" office:value-type="float" office:value="0.672074" calcext:value-type="float">
            <text:p>0.672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509" calcext:value-type="float">
            <text:p>0.596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975" calcext:value-type="float">
            <text:p>0.67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655" calcext:value-type="float">
            <text:p>0.6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0308" calcext:value-type="float">
            <text:p>0.65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021" calcext:value-type="float">
            <text:p>0.670021</text:p>
          </table:table-cell>
          <table:table-cell/>
          <table:table-cell table:formula="of:=(SUM([.B476:.B480])-MIN([.B476:.B480])-MAX([.B476:.B480]))/3" office:value-type="float" office:value="0.661328" calcext:value-type="float">
            <text:p>0.661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986" calcext:value-type="float">
            <text:p>0.660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5051" calcext:value-type="float">
            <text:p>0.62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8994" calcext:value-type="float">
            <text:p>0.768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193" calcext:value-type="float">
            <text:p>0.738193</text:p>
          </table:table-cell>
          <table:table-cell/>
          <table:table-cell table:formula="of:=(SUM([.B481:.B485])-MIN([.B481:.B485])-MAX([.B481:.B485]))/3" office:value-type="float" office:value="0.692265666666667" calcext:value-type="float">
            <text:p>0.6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799" calcext:value-type="float">
            <text:p>0.6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86" calcext:value-type="float">
            <text:p>0.6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936" calcext:value-type="float">
            <text:p>0.612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94" calcext:value-type="float">
            <text:p>0.56694</text:p>
          </table:table-cell>
          <table:table-cell/>
          <table:table-cell table:formula="of:=(SUM([.B486:.B490])-MIN([.B486:.B490])-MAX([.B486:.B490]))/3" office:value-type="float" office:value="0.643531666666667" calcext:value-type="float">
            <text:p>0.6435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2444" calcext:value-type="float">
            <text:p>0.5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072" calcext:value-type="float">
            <text:p>0.6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4435" calcext:value-type="float">
            <text:p>0.7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77" calcext:value-type="float">
            <text:p>0.67577</text:p>
          </table:table-cell>
          <table:table-cell/>
          <table:table-cell table:formula="of:=(SUM([.B491:.B495])-MIN([.B491:.B495])-MAX([.B491:.B495]))/3" office:value-type="float" office:value="0.641204666666667" calcext:value-type="float">
            <text:p>0.64120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5996" calcext:value-type="float">
            <text:p>0.545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505" calcext:value-type="float">
            <text:p>0.64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5585" calcext:value-type="float">
            <text:p>0.6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8234" calcext:value-type="float">
            <text:p>0.478234</text:p>
          </table:table-cell>
          <table:table-cell/>
          <table:table-cell table:formula="of:=(SUM([.B496:.B500])-MIN([.B496:.B500])-MAX([.B496:.B500]))/3" office:value-type="float" office:value="0.611362" calcext:value-type="float">
            <text:p>0.611362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10774" calcext:value-type="float">
            <text:p>3.10774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176" calcext:value-type="float">
            <text:p>3.10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0942125" calcext:value-type="float">
            <text:p>3.0942125</text:p>
          </table:table-cell>
          <table:table-cell table:formula="of:=[.D130]" office:value-type="float" office:value="8.681854" calcext:value-type="float">
            <text:p>8.681854</text:p>
          </table:table-cell>
          <table:table-cell table:formula="of:=[.D255]" office:value-type="float" office:value="3.122858" calcext:value-type="float">
            <text:p>3.122858</text:p>
          </table:table-cell>
          <table:table-cell table:formula="of:=[.D380]" office:value-type="float" office:value="4.285105" calcext:value-type="float">
            <text:p>4.2851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352" calcext:value-type="float">
            <text:p>3.08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3.782395" calcext:value-type="float">
            <text:p>3.782395</text:p>
          </table:table-cell>
          <table:table-cell table:formula="of:=[.D135]" office:value-type="float" office:value="7.258214" calcext:value-type="float">
            <text:p>7.258214</text:p>
          </table:table-cell>
          <table:table-cell table:formula="of:=[.D260]" office:value-type="float" office:value="3.111366" calcext:value-type="float">
            <text:p>3.111366</text:p>
          </table:table-cell>
          <table:table-cell table:formula="of:=[.D385]" office:value-type="float" office:value="8.4140075" calcext:value-type="float">
            <text:p>8.4140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701" calcext:value-type="float">
            <text:p>3.097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1649" calcext:value-type="float">
            <text:p>4.51649</text:p>
          </table:table-cell>
          <table:table-cell table:formula="of:=[.D140]" office:value-type="float" office:value="7.671546" calcext:value-type="float">
            <text:p>7.671546</text:p>
          </table:table-cell>
          <table:table-cell table:formula="of:=[.D265]" office:value-type="float" office:value="3.317798" calcext:value-type="float">
            <text:p>3.317798</text:p>
          </table:table-cell>
          <table:table-cell table:formula="of:=[.D390]" office:value-type="float" office:value="5.157726" calcext:value-type="float">
            <text:p>5.15772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456" calcext:value-type="float">
            <text:p>3.09456</text:p>
          </table:table-cell>
          <table:table-cell/>
          <table:table-cell table:formula="of:=AVERAGE([.B2:.B5])" office:value-type="float" office:value="3.0942125" calcext:value-type="float">
            <text:p>3.09421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29252" calcext:value-type="float">
            <text:p>5.29252</text:p>
          </table:table-cell>
          <table:table-cell table:formula="of:=[.D145]" office:value-type="float" office:value="7.473886" calcext:value-type="float">
            <text:p>7.473886</text:p>
          </table:table-cell>
          <table:table-cell table:formula="of:=[.D270]" office:value-type="float" office:value="3.882952" calcext:value-type="float">
            <text:p>3.882952</text:p>
          </table:table-cell>
          <table:table-cell table:formula="of:=[.D395]" office:value-type="float" office:value="5.313122" calcext:value-type="float">
            <text:p>5.31312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0227" calcext:value-type="float">
            <text:p>3.202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5.0384325" calcext:value-type="float">
            <text:p>5.0384325</text:p>
          </table:table-cell>
          <table:table-cell table:formula="of:=[.D150]" office:value-type="float" office:value="7.9083" calcext:value-type="float">
            <text:p>7.9083</text:p>
          </table:table-cell>
          <table:table-cell table:formula="of:=[.D275]" office:value-type="float" office:value="4.3689825" calcext:value-type="float">
            <text:p>4.3689825</text:p>
          </table:table-cell>
          <table:table-cell table:formula="of:=[.D400]" office:value-type="float" office:value="5.344168" calcext:value-type="float">
            <text:p>5.34416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047" calcext:value-type="float">
            <text:p>3.350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5.262412" calcext:value-type="float">
            <text:p>5.262412</text:p>
          </table:table-cell>
          <table:table-cell table:formula="of:=[.D155]" office:value-type="float" office:value="5.94435" calcext:value-type="float">
            <text:p>5.94435</text:p>
          </table:table-cell>
          <table:table-cell table:formula="of:=[.D280]" office:value-type="float" office:value="4.290624" calcext:value-type="float">
            <text:p>4.290624</text:p>
          </table:table-cell>
          <table:table-cell table:formula="of:=[.D405]" office:value-type="float" office:value="5.904618" calcext:value-type="float">
            <text:p>5.90461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33" calcext:value-type="float">
            <text:p>3.08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5.07723" calcext:value-type="float">
            <text:p>5.07723</text:p>
          </table:table-cell>
          <table:table-cell table:formula="of:=[.D160]" office:value-type="float" office:value="6.605548" calcext:value-type="float">
            <text:p>6.605548</text:p>
          </table:table-cell>
          <table:table-cell table:formula="of:=[.D285]" office:value-type="float" office:value="4.420215" calcext:value-type="float">
            <text:p>4.420215</text:p>
          </table:table-cell>
          <table:table-cell table:formula="of:=[.D410]" office:value-type="float" office:value="6.891684" calcext:value-type="float">
            <text:p>6.89168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658" calcext:value-type="float">
            <text:p>5.416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4.838858" calcext:value-type="float">
            <text:p>4.838858</text:p>
          </table:table-cell>
          <table:table-cell table:formula="of:=[.D165]" office:value-type="float" office:value="6.216386" calcext:value-type="float">
            <text:p>6.216386</text:p>
          </table:table-cell>
          <table:table-cell table:formula="of:=[.D290]" office:value-type="float" office:value="4.26461333333333" calcext:value-type="float">
            <text:p>4.2646133333</text:p>
          </table:table-cell>
          <table:table-cell table:formula="of:=[.D415]" office:value-type="float" office:value="5.578002" calcext:value-type="float">
            <text:p>5.57800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822" calcext:value-type="float">
            <text:p>3.2822</text:p>
          </table:table-cell>
          <table:table-cell/>
          <table:table-cell table:formula="of:=AVERAGE([.B7:.B10])" office:value-type="float" office:value="3.782395" calcext:value-type="float">
            <text:p>3.7823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5.283296" calcext:value-type="float">
            <text:p>5.283296</text:p>
          </table:table-cell>
          <table:table-cell table:formula="of:=[.D170]" office:value-type="float" office:value="7.31341" calcext:value-type="float">
            <text:p>7.31341</text:p>
          </table:table-cell>
          <table:table-cell table:formula="of:=[.D295]" office:value-type="float" office:value="4.788064" calcext:value-type="float">
            <text:p>4.788064</text:p>
          </table:table-cell>
          <table:table-cell table:formula="of:=[.D420]" office:value-type="float" office:value="5.61263" calcext:value-type="float">
            <text:p>5.6126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718" calcext:value-type="float">
            <text:p>3.357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5.591652" calcext:value-type="float">
            <text:p>5.591652</text:p>
          </table:table-cell>
          <table:table-cell table:formula="of:=[.D175]" office:value-type="float" office:value="7.689664" calcext:value-type="float">
            <text:p>7.689664</text:p>
          </table:table-cell>
          <table:table-cell table:formula="of:=[.D300]" office:value-type="float" office:value="4.352518" calcext:value-type="float">
            <text:p>4.352518</text:p>
          </table:table-cell>
          <table:table-cell table:formula="of:=[.D425]" office:value-type="float" office:value="5.662804" calcext:value-type="float">
            <text:p>5.6628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0275" calcext:value-type="float">
            <text:p>5.702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903976" calcext:value-type="float">
            <text:p>4.903976</text:p>
          </table:table-cell>
          <table:table-cell table:formula="of:=[.D180]" office:value-type="float" office:value="6.68215" calcext:value-type="float">
            <text:p>6.68215</text:p>
          </table:table-cell>
          <table:table-cell table:formula="of:=[.D305]" office:value-type="float" office:value="4.25445" calcext:value-type="float">
            <text:p>4.25445</text:p>
          </table:table-cell>
          <table:table-cell table:formula="of:=[.D430]" office:value-type="float" office:value="6.166084" calcext:value-type="float">
            <text:p>6.16608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1416" calcext:value-type="float">
            <text:p>3.5141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835" calcext:value-type="float">
            <text:p>5.2835</text:p>
          </table:table-cell>
          <table:table-cell table:formula="of:=[.D185]" office:value-type="float" office:value="7.113735" calcext:value-type="float">
            <text:p>7.113735</text:p>
          </table:table-cell>
          <table:table-cell table:formula="of:=[.D310]" office:value-type="float" office:value="4.905392" calcext:value-type="float">
            <text:p>4.905392</text:p>
          </table:table-cell>
          <table:table-cell table:formula="of:=[.D435]" office:value-type="float" office:value="6.198172" calcext:value-type="float">
            <text:p>6.19817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509" calcext:value-type="float">
            <text:p>5.085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12047" calcext:value-type="float">
            <text:p>5.12047</text:p>
          </table:table-cell>
          <table:table-cell table:formula="of:=[.D190]" office:value-type="float" office:value="8.163075" calcext:value-type="float">
            <text:p>8.163075</text:p>
          </table:table-cell>
          <table:table-cell table:formula="of:=[.D315]" office:value-type="float" office:value="4.279494" calcext:value-type="float">
            <text:p>4.279494</text:p>
          </table:table-cell>
          <table:table-cell table:formula="of:=[.D440]" office:value-type="float" office:value="5.841638" calcext:value-type="float">
            <text:p>5.84163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6396" calcext:value-type="float">
            <text:p>3.76396</text:p>
          </table:table-cell>
          <table:table-cell/>
          <table:table-cell table:formula="of:=AVERAGE([.B12:.B15])" office:value-type="float" office:value="4.51649" calcext:value-type="float">
            <text:p>4.516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.637974" calcext:value-type="float">
            <text:p>5.637974</text:p>
          </table:table-cell>
          <table:table-cell table:formula="of:=[.D195]" office:value-type="float" office:value="6.4413375" calcext:value-type="float">
            <text:p>6.4413375</text:p>
          </table:table-cell>
          <table:table-cell table:formula="of:=[.D320]" office:value-type="float" office:value="4.533036" calcext:value-type="float">
            <text:p>4.533036</text:p>
          </table:table-cell>
          <table:table-cell table:formula="of:=[.D445]" office:value-type="float" office:value="5.858414" calcext:value-type="float">
            <text:p>5.85841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526" calcext:value-type="float">
            <text:p>4.355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5.272086" calcext:value-type="float">
            <text:p>5.272086</text:p>
          </table:table-cell>
          <table:table-cell table:formula="of:=[.D200]" office:value-type="float" office:value="7.25312" calcext:value-type="float">
            <text:p>7.25312</text:p>
          </table:table-cell>
          <table:table-cell table:formula="of:=[.D325]" office:value-type="float" office:value="4.42388" calcext:value-type="float">
            <text:p>4.42388</text:p>
          </table:table-cell>
          <table:table-cell table:formula="of:=[.D450]" office:value-type="float" office:value="5.994052" calcext:value-type="float">
            <text:p>5.9940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42952" calcext:value-type="float">
            <text:p>7.429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5.212732" calcext:value-type="float">
            <text:p>5.212732</text:p>
          </table:table-cell>
          <table:table-cell table:formula="of:=[.D205]" office:value-type="float" office:value="6.2023275" calcext:value-type="float">
            <text:p>6.2023275</text:p>
          </table:table-cell>
          <table:table-cell table:formula="of:=[.D330]" office:value-type="float" office:value="5.336734" calcext:value-type="float">
            <text:p>5.336734</text:p>
          </table:table-cell>
          <table:table-cell table:formula="of:=[.D455]" office:value-type="float" office:value="5.036485" calcext:value-type="float">
            <text:p>5.0364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634" calcext:value-type="float">
            <text:p>5.246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17516" calcext:value-type="float">
            <text:p>4.817516</text:p>
          </table:table-cell>
          <table:table-cell table:formula="of:=[.D210]" office:value-type="float" office:value="7.069362" calcext:value-type="float">
            <text:p>7.069362</text:p>
          </table:table-cell>
          <table:table-cell table:formula="of:=[.D335]" office:value-type="float" office:value="4.78678" calcext:value-type="float">
            <text:p>4.78678</text:p>
          </table:table-cell>
          <table:table-cell table:formula="of:=[.D460]" office:value-type="float" office:value="5.31015" calcext:value-type="float">
            <text:p>5.3101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3805" calcext:value-type="float">
            <text:p>5.1380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5.335294" calcext:value-type="float">
            <text:p>5.335294</text:p>
          </table:table-cell>
          <table:table-cell table:formula="of:=[.D215]" office:value-type="float" office:value="6.591194" calcext:value-type="float">
            <text:p>6.591194</text:p>
          </table:table-cell>
          <table:table-cell table:formula="of:=[.D340]" office:value-type="float" office:value="3.9055" calcext:value-type="float">
            <text:p>3.9055</text:p>
          </table:table-cell>
          <table:table-cell table:formula="of:=[.D465]" office:value-type="float" office:value="6.4039775" calcext:value-type="float">
            <text:p>6.4039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617" calcext:value-type="float">
            <text:p>3.35617</text:p>
          </table:table-cell>
          <table:table-cell/>
          <table:table-cell table:formula="of:=AVERAGE([.B17:.B20])" office:value-type="float" office:value="5.29252" calcext:value-type="float">
            <text:p>5.292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0505475" calcext:value-type="float">
            <text:p>5.0505475</text:p>
          </table:table-cell>
          <table:table-cell table:formula="of:=[.D220]" office:value-type="float" office:value="7.145712" calcext:value-type="float">
            <text:p>7.145712</text:p>
          </table:table-cell>
          <table:table-cell table:formula="of:=[.D345]" office:value-type="float" office:value="4.584038" calcext:value-type="float">
            <text:p>4.584038</text:p>
          </table:table-cell>
          <table:table-cell table:formula="of:=[.D470]" office:value-type="float" office:value="6.2791425" calcext:value-type="float">
            <text:p>6.2791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3091" calcext:value-type="float">
            <text:p>5.33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4.7400875" calcext:value-type="float">
            <text:p>4.7400875</text:p>
          </table:table-cell>
          <table:table-cell table:formula="of:=[.D225]" office:value-type="float" office:value="7.226398" calcext:value-type="float">
            <text:p>7.226398</text:p>
          </table:table-cell>
          <table:table-cell table:formula="of:=[.D350]" office:value-type="float" office:value="4.609812" calcext:value-type="float">
            <text:p>4.609812</text:p>
          </table:table-cell>
          <table:table-cell table:formula="of:=[.D475]" office:value-type="float" office:value="7.0924725" calcext:value-type="float">
            <text:p>7.0924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877" calcext:value-type="float">
            <text:p>5.288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4.99215" calcext:value-type="float">
            <text:p>4.99215</text:p>
          </table:table-cell>
          <table:table-cell table:formula="of:=[.D230]" office:value-type="float" office:value="7.569078" calcext:value-type="float">
            <text:p>7.569078</text:p>
          </table:table-cell>
          <table:table-cell table:formula="of:=[.D355]" office:value-type="float" office:value="6.150114" calcext:value-type="float">
            <text:p>6.150114</text:p>
          </table:table-cell>
          <table:table-cell table:formula="of:=[.D480]" office:value-type="float" office:value="5.370206" calcext:value-type="float">
            <text:p>5.3702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3247" calcext:value-type="float">
            <text:p>5.832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5.2035275" calcext:value-type="float">
            <text:p>5.2035275</text:p>
          </table:table-cell>
          <table:table-cell table:formula="of:=[.D235]" office:value-type="float" office:value="6.993416" calcext:value-type="float">
            <text:p>6.993416</text:p>
          </table:table-cell>
          <table:table-cell table:formula="of:=[.D360]" office:value-type="float" office:value="4.222702" calcext:value-type="float">
            <text:p>4.222702</text:p>
          </table:table-cell>
          <table:table-cell table:formula="of:=[.D485]" office:value-type="float" office:value="5.268704" calcext:value-type="float">
            <text:p>5.2687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019" calcext:value-type="float">
            <text:p>5.030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5.0093925" calcext:value-type="float">
            <text:p>5.0093925</text:p>
          </table:table-cell>
          <table:table-cell table:formula="of:=[.D240]" office:value-type="float" office:value="6.932548" calcext:value-type="float">
            <text:p>6.932548</text:p>
          </table:table-cell>
          <table:table-cell table:formula="of:=[.D365]" office:value-type="float" office:value="4.29165" calcext:value-type="float">
            <text:p>4.29165</text:p>
          </table:table-cell>
          <table:table-cell table:formula="of:=[.D490]" office:value-type="float" office:value="5.793212" calcext:value-type="float">
            <text:p>5.79321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23" calcext:value-type="float">
            <text:p>4.0023</text:p>
          </table:table-cell>
          <table:table-cell/>
          <table:table-cell table:formula="of:=AVERAGE([.B22:.B25])" office:value-type="float" office:value="5.0384325" calcext:value-type="float">
            <text:p>5.03843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4.791216" calcext:value-type="float">
            <text:p>4.791216</text:p>
          </table:table-cell>
          <table:table-cell table:formula="of:=[.D245]" office:value-type="float" office:value="7.511044" calcext:value-type="float">
            <text:p>7.511044</text:p>
          </table:table-cell>
          <table:table-cell table:formula="of:=[.D370]" office:value-type="float" office:value="4.48728" calcext:value-type="float">
            <text:p>4.48728</text:p>
          </table:table-cell>
          <table:table-cell table:formula="of:=[.D495]" office:value-type="float" office:value="6.682242" calcext:value-type="float">
            <text:p>6.68224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0792" calcext:value-type="float">
            <text:p>6.2079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5.02249" calcext:value-type="float">
            <text:p>5.02249</text:p>
          </table:table-cell>
          <table:table-cell table:formula="of:=[.D250]" office:value-type="float" office:value="7.006598" calcext:value-type="float">
            <text:p>7.006598</text:p>
          </table:table-cell>
          <table:table-cell table:formula="of:=[.D375]" office:value-type="float" office:value="4.9617575" calcext:value-type="float">
            <text:p>4.9617575</text:p>
          </table:table-cell>
          <table:table-cell table:formula="of:=[.D500]" office:value-type="float" office:value="5.506682" calcext:value-type="float">
            <text:p>5.50668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754" calcext:value-type="float">
            <text:p>5.2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557" calcext:value-type="float">
            <text:p>5.39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592" calcext:value-type="float">
            <text:p>5.7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5511" calcext:value-type="float">
            <text:p>3.75511</text:p>
          </table:table-cell>
          <table:table-cell/>
          <table:table-cell table:formula="of:=AVERAGE([.B26:.B30])" office:value-type="float" office:value="5.262412" calcext:value-type="float">
            <text:p>5.26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052" calcext:value-type="float">
            <text:p>5.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4387" calcext:value-type="float">
            <text:p>5.4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772" calcext:value-type="float">
            <text:p>4.36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5269" calcext:value-type="float">
            <text:p>5.3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135" calcext:value-type="float">
            <text:p>4.38135</text:p>
          </table:table-cell>
          <table:table-cell/>
          <table:table-cell table:formula="of:=AVERAGE([.B31:.B35])" office:value-type="float" office:value="5.07723" calcext:value-type="float">
            <text:p>5.07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175" calcext:value-type="float">
            <text:p>5.5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801" calcext:value-type="float">
            <text:p>4.7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29" calcext:value-type="float">
            <text:p>4.64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907" calcext:value-type="float">
            <text:p>4.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617" calcext:value-type="float">
            <text:p>4.51617</text:p>
          </table:table-cell>
          <table:table-cell/>
          <table:table-cell table:formula="of:=AVERAGE([.B36:.B40])" office:value-type="float" office:value="4.838858" calcext:value-type="float">
            <text:p>4.838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858" calcext:value-type="float">
            <text:p>5.21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53868" calcext:value-type="float">
            <text:p>6.5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83" calcext:value-type="float">
            <text:p>4.7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068" calcext:value-type="float">
            <text:p>4.9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024" calcext:value-type="float">
            <text:p>4.98024</text:p>
          </table:table-cell>
          <table:table-cell/>
          <table:table-cell table:formula="of:=AVERAGE([.B41:.B45])" office:value-type="float" office:value="5.283296" calcext:value-type="float">
            <text:p>5.283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056" calcext:value-type="float">
            <text:p>4.9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449" calcext:value-type="float">
            <text:p>5.27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31061" calcext:value-type="float">
            <text:p>7.3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389" calcext:value-type="float">
            <text:p>4.59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871" calcext:value-type="float">
            <text:p>5.78871</text:p>
          </table:table-cell>
          <table:table-cell/>
          <table:table-cell table:formula="of:=AVERAGE([.B46:.B50])" office:value-type="float" office:value="5.591652" calcext:value-type="float">
            <text:p>5.591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588" calcext:value-type="float">
            <text:p>5.23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3937" calcext:value-type="float">
            <text:p>4.7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248" calcext:value-type="float">
            <text:p>4.8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772" calcext:value-type="float">
            <text:p>4.7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443" calcext:value-type="float">
            <text:p>4.87443</text:p>
          </table:table-cell>
          <table:table-cell/>
          <table:table-cell table:formula="of:=AVERAGE([.B51:.B55])" office:value-type="float" office:value="4.903976" calcext:value-type="float">
            <text:p>4.903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291" calcext:value-type="float">
            <text:p>5.29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6261" calcext:value-type="float">
            <text:p>5.26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901" calcext:value-type="float">
            <text:p>4.8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7767" calcext:value-type="float">
            <text:p>5.77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3" calcext:value-type="float">
            <text:p>5.2153</text:p>
          </table:table-cell>
          <table:table-cell/>
          <table:table-cell table:formula="of:=AVERAGE([.B56:.B60])" office:value-type="float" office:value="5.2835" calcext:value-type="float">
            <text:p>5.2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029" calcext:value-type="float">
            <text:p>5.22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285" calcext:value-type="float">
            <text:p>4.7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794" calcext:value-type="float">
            <text:p>5.1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215" calcext:value-type="float">
            <text:p>5.4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912" calcext:value-type="float">
            <text:p>5.11912</text:p>
          </table:table-cell>
          <table:table-cell/>
          <table:table-cell table:formula="of:=AVERAGE([.B61:.B65])" office:value-type="float" office:value="5.12047" calcext:value-type="float">
            <text:p>5.12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009" calcext:value-type="float">
            <text:p>4.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146" calcext:value-type="float">
            <text:p>4.8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2074" calcext:value-type="float">
            <text:p>6.2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1276" calcext:value-type="float">
            <text:p>7.1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0998" calcext:value-type="float">
            <text:p>5.10998</text:p>
          </table:table-cell>
          <table:table-cell/>
          <table:table-cell table:formula="of:=AVERAGE([.B66:.B70])" office:value-type="float" office:value="5.637974" calcext:value-type="float">
            <text:p>5.637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0701" calcext:value-type="float">
            <text:p>5.0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45" calcext:value-type="float">
            <text:p>5.11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59" calcext:value-type="float">
            <text:p>4.7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778" calcext:value-type="float">
            <text:p>5.4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906" calcext:value-type="float">
            <text:p>6.0906</text:p>
          </table:table-cell>
          <table:table-cell/>
          <table:table-cell table:formula="of:=AVERAGE([.B71:.B75])" office:value-type="float" office:value="5.272086" calcext:value-type="float">
            <text:p>5.272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17" calcext:value-type="float">
            <text:p>5.08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68" calcext:value-type="float">
            <text:p>4.90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1" calcext:value-type="float">
            <text:p>5.3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181" calcext:value-type="float">
            <text:p>5.14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929" calcext:value-type="float">
            <text:p>5.60929</text:p>
          </table:table-cell>
          <table:table-cell/>
          <table:table-cell table:formula="of:=AVERAGE([.B76:.B80])" office:value-type="float" office:value="5.212732" calcext:value-type="float">
            <text:p>5.21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481" calcext:value-type="float">
            <text:p>4.7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34" calcext:value-type="float">
            <text:p>4.6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597" calcext:value-type="float">
            <text:p>4.49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465" calcext:value-type="float">
            <text:p>5.29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281" calcext:value-type="float">
            <text:p>4.90281</text:p>
          </table:table-cell>
          <table:table-cell/>
          <table:table-cell table:formula="of:=AVERAGE([.B81:.B85])" office:value-type="float" office:value="4.817516" calcext:value-type="float">
            <text:p>4.817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4745" calcext:value-type="float">
            <text:p>6.6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1" calcext:value-type="float">
            <text:p>4.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557" calcext:value-type="float">
            <text:p>5.18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593" calcext:value-type="float">
            <text:p>4.7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5342" calcext:value-type="float">
            <text:p>5.55342</text:p>
          </table:table-cell>
          <table:table-cell/>
          <table:table-cell table:formula="of:=AVERAGE([.B86:.B90])" office:value-type="float" office:value="5.335294" calcext:value-type="float">
            <text:p>5.335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255" calcext:value-type="float">
            <text:p>4.5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17" calcext:value-type="float">
            <text:p>5.0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54" calcext:value-type="float">
            <text:p>5.4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627" calcext:value-type="float">
            <text:p>4.7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135" calcext:value-type="float">
            <text:p>4.98135</text:p>
          </table:table-cell>
          <table:table-cell/>
          <table:table-cell table:formula="of:=AVERAGE([.B92:.B95])" office:value-type="float" office:value="5.0505475" calcext:value-type="float">
            <text:p>5.050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972" calcext:value-type="float">
            <text:p>4.4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481" calcext:value-type="float">
            <text:p>4.7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388" calcext:value-type="float">
            <text:p>4.5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66" calcext:value-type="float">
            <text:p>5.08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AVERAGE([.B97:.B100])" office:value-type="float" office:value="4.7400875" calcext:value-type="float">
            <text:p>4.74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486" calcext:value-type="float">
            <text:p>4.45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37" calcext:value-type="float">
            <text:p>4.9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58" calcext:value-type="float">
            <text:p>4.91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798" calcext:value-type="float">
            <text:p>5.25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34" calcext:value-type="float">
            <text:p>4.80034</text:p>
          </table:table-cell>
          <table:table-cell/>
          <table:table-cell table:formula="of:=AVERAGE([.B102:.B105])" office:value-type="float" office:value="4.99215" calcext:value-type="float">
            <text:p>4.9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49" calcext:value-type="float">
            <text:p>5.2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832" calcext:value-type="float">
            <text:p>5.9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512" calcext:value-type="float">
            <text:p>4.55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289" calcext:value-type="float">
            <text:p>4.56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778" calcext:value-type="float">
            <text:p>5.78778</text:p>
          </table:table-cell>
          <table:table-cell/>
          <table:table-cell table:formula="of:=AVERAGE([.B107:.B110])" office:value-type="float" office:value="5.2035275" calcext:value-type="float">
            <text:p>5.20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7878" calcext:value-type="float">
            <text:p>5.47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194" calcext:value-type="float">
            <text:p>5.2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756" calcext:value-type="float">
            <text:p>5.62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69" calcext:value-type="float">
            <text:p>4.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38" calcext:value-type="float">
            <text:p>4.50138</text:p>
          </table:table-cell>
          <table:table-cell/>
          <table:table-cell table:formula="of:=AVERAGE([.B112:.B115])" office:value-type="float" office:value="5.0093925" calcext:value-type="float">
            <text:p>5.00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746" calcext:value-type="float">
            <text:p>4.8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502" calcext:value-type="float">
            <text:p>4.9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2858" calcext:value-type="float">
            <text:p>5.1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471" calcext:value-type="float">
            <text:p>4.4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031" calcext:value-type="float">
            <text:p>4.64031</text:p>
          </table:table-cell>
          <table:table-cell/>
          <table:table-cell table:formula="of:=AVERAGE([.B116:.B120])" office:value-type="float" office:value="4.791216" calcext:value-type="float">
            <text:p>4.791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58" calcext:value-type="float">
            <text:p>4.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068" calcext:value-type="float">
            <text:p>4.6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908" calcext:value-type="float">
            <text:p>5.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167" calcext:value-type="float">
            <text:p>4.87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5" calcext:value-type="float">
            <text:p>4.6735</text:p>
          </table:table-cell>
          <table:table-cell/>
          <table:table-cell table:formula="of:=AVERAGE([.B121:.B125])" office:value-type="float" office:value="5.02249" calcext:value-type="float">
            <text:p>5.02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17865" calcext:value-type="float">
            <text:p>8.1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36068" calcext:value-type="float">
            <text:p>9.36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135" calcext:value-type="float">
            <text:p>8.36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14253" calcext:value-type="float">
            <text:p>9.1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606" calcext:value-type="float">
            <text:p>8.36606</text:p>
          </table:table-cell>
          <table:table-cell/>
          <table:table-cell table:formula="of:=AVERAGE([.B126:.B130])" office:value-type="float" office:value="8.681854" calcext:value-type="float">
            <text:p>8.681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841" calcext:value-type="float">
            <text:p>7.45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335" calcext:value-type="float">
            <text:p>8.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9753" calcext:value-type="float">
            <text:p>7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4657" calcext:value-type="float">
            <text:p>7.04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5506" calcext:value-type="float">
            <text:p>5.55506</text:p>
          </table:table-cell>
          <table:table-cell/>
          <table:table-cell table:formula="of:=AVERAGE([.B131:.B135])" office:value-type="float" office:value="7.258214" calcext:value-type="float">
            <text:p>7.258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753" calcext:value-type="float">
            <text:p>6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1915" calcext:value-type="float">
            <text:p>10.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111" calcext:value-type="float">
            <text:p>8.96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5999" calcext:value-type="float">
            <text:p>6.75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476" calcext:value-type="float">
            <text:p>5.7476</text:p>
          </table:table-cell>
          <table:table-cell/>
          <table:table-cell table:formula="of:=AVERAGE([.B136:.B140])" office:value-type="float" office:value="7.671546" calcext:value-type="float">
            <text:p>7.671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1746" calcext:value-type="float">
            <text:p>6.1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1974" calcext:value-type="float">
            <text:p>11.1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7955" calcext:value-type="float">
            <text:p>8.87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9603" calcext:value-type="float">
            <text:p>5.0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7899" calcext:value-type="float">
            <text:p>6.07899</text:p>
          </table:table-cell>
          <table:table-cell/>
          <table:table-cell table:formula="of:=AVERAGE([.B141:.B145])" office:value-type="float" office:value="7.473886" calcext:value-type="float">
            <text:p>7.473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749" calcext:value-type="float">
            <text:p>8.9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295" calcext:value-type="float">
            <text:p>10.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267" calcext:value-type="float">
            <text:p>9.65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662" calcext:value-type="float">
            <text:p>5.35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972" calcext:value-type="float">
            <text:p>5.26972</text:p>
          </table:table-cell>
          <table:table-cell/>
          <table:table-cell table:formula="of:=AVERAGE([.B146:.B150])" office:value-type="float" office:value="7.9083" calcext:value-type="float">
            <text:p>7.9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27" calcext:value-type="float">
            <text:p>6.3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1051" calcext:value-type="float">
            <text:p>7.7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664" calcext:value-type="float">
            <text:p>4.6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681" calcext:value-type="float">
            <text:p>5.6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452" calcext:value-type="float">
            <text:p>5.33452</text:p>
          </table:table-cell>
          <table:table-cell/>
          <table:table-cell table:formula="of:=AVERAGE([.B151:.B155])" office:value-type="float" office:value="5.94435" calcext:value-type="float">
            <text:p>5.9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6072" calcext:value-type="float">
            <text:p>9.7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0405" calcext:value-type="float">
            <text:p>7.00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862" calcext:value-type="float">
            <text:p>4.47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08" calcext:value-type="float">
            <text:p>6.0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827" calcext:value-type="float">
            <text:p>5.75827</text:p>
          </table:table-cell>
          <table:table-cell/>
          <table:table-cell table:formula="of:=AVERAGE([.B156:.B160])" office:value-type="float" office:value="6.605548" calcext:value-type="float">
            <text:p>6.605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09" calcext:value-type="float">
            <text:p>5.9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9855" calcext:value-type="float">
            <text:p>7.09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432" calcext:value-type="float">
            <text:p>5.64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23" calcext:value-type="float">
            <text:p>6.0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4274" calcext:value-type="float">
            <text:p>6.34274</text:p>
          </table:table-cell>
          <table:table-cell/>
          <table:table-cell table:formula="of:=AVERAGE([.B161:.B165])" office:value-type="float" office:value="6.216386" calcext:value-type="float">
            <text:p>6.216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7724" calcext:value-type="float">
            <text:p>7.7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7881" calcext:value-type="float">
            <text:p>7.97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338" calcext:value-type="float">
            <text:p>7.67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805" calcext:value-type="float">
            <text:p>5.9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3957" calcext:value-type="float">
            <text:p>7.13957</text:p>
          </table:table-cell>
          <table:table-cell/>
          <table:table-cell table:formula="of:=AVERAGE([.B166:.B170])" office:value-type="float" office:value="7.31341" calcext:value-type="float">
            <text:p>7.31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8173" calcext:value-type="float">
            <text:p>6.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0721" calcext:value-type="float">
            <text:p>9.6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7702" calcext:value-type="float">
            <text:p>8.57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95" calcext:value-type="float">
            <text:p>6.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5286" calcext:value-type="float">
            <text:p>7.25286</text:p>
          </table:table-cell>
          <table:table-cell/>
          <table:table-cell table:formula="of:=AVERAGE([.B171:.B175])" office:value-type="float" office:value="7.689664" calcext:value-type="float">
            <text:p>7.689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9266" calcext:value-type="float">
            <text:p>7.7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786" calcext:value-type="float">
            <text:p>7.1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639" calcext:value-type="float">
            <text:p>5.68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1852" calcext:value-type="float">
            <text:p>7.1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2532" calcext:value-type="float">
            <text:p>5.62532</text:p>
          </table:table-cell>
          <table:table-cell/>
          <table:table-cell table:formula="of:=AVERAGE([.B176:.B180])" office:value-type="float" office:value="6.68215" calcext:value-type="float">
            <text:p>6.68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6736" calcext:value-type="float">
            <text:p>6.5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2267" calcext:value-type="float">
            <text:p>8.32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1777" calcext:value-type="float">
            <text:p>6.2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127" calcext:value-type="float">
            <text:p>7.8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323" calcext:value-type="float">
            <text:p>6.10323</text:p>
          </table:table-cell>
          <table:table-cell/>
          <table:table-cell table:formula="of:=AVERAGE([.B182:.B185])" office:value-type="float" office:value="7.113735" calcext:value-type="float">
            <text:p>7.1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315" calcext:value-type="float">
            <text:p>6.46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3" calcext:value-type="float">
            <text:p>8.4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0416" calcext:value-type="float">
            <text:p>6.30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4365" calcext:value-type="float">
            <text:p>9.04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6716" calcext:value-type="float">
            <text:p>8.86716</text:p>
          </table:table-cell>
          <table:table-cell/>
          <table:table-cell table:formula="of:=AVERAGE([.B187:.B190])" office:value-type="float" office:value="8.163075" calcext:value-type="float">
            <text:p>8.16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829" calcext:value-type="float">
            <text:p>6.33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0155" calcext:value-type="float">
            <text:p>7.50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677" calcext:value-type="float">
            <text:p>5.26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951" calcext:value-type="float">
            <text:p>6.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0193" calcext:value-type="float">
            <text:p>6.50193</text:p>
          </table:table-cell>
          <table:table-cell/>
          <table:table-cell table:formula="of:=AVERAGE([.B192:.B195])" office:value-type="float" office:value="6.4413375" calcext:value-type="float">
            <text:p>6.441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325" calcext:value-type="float">
            <text:p>6.84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3536" calcext:value-type="float">
            <text:p>8.6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671" calcext:value-type="float">
            <text:p>6.4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3613" calcext:value-type="float">
            <text:p>6.23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428" calcext:value-type="float">
            <text:p>7.66428</text:p>
          </table:table-cell>
          <table:table-cell/>
          <table:table-cell table:formula="of:=AVERAGE([.B197:.B200])" office:value-type="float" office:value="7.25312" calcext:value-type="float">
            <text:p>7.25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74" calcext:value-type="float">
            <text:p>6.0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5001" calcext:value-type="float">
            <text:p>6.35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6767" calcext:value-type="float">
            <text:p>5.96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2082" calcext:value-type="float">
            <text:p>6.2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081" calcext:value-type="float">
            <text:p>6.27081</text:p>
          </table:table-cell>
          <table:table-cell/>
          <table:table-cell table:formula="of:=AVERAGE([.B202:.B205])" office:value-type="float" office:value="6.2023275" calcext:value-type="float">
            <text:p>6.202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1091" calcext:value-type="float">
            <text:p>7.0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8595" calcext:value-type="float">
            <text:p>7.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6782" calcext:value-type="float">
            <text:p>6.0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71" calcext:value-type="float">
            <text:p>6.2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0503" calcext:value-type="float">
            <text:p>8.50503</text:p>
          </table:table-cell>
          <table:table-cell/>
          <table:table-cell table:formula="of:=AVERAGE([.B206:.B210])" office:value-type="float" office:value="7.069362" calcext:value-type="float">
            <text:p>7.069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431" calcext:value-type="float">
            <text:p>5.5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9535" calcext:value-type="float">
            <text:p>6.59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3" calcext:value-type="float">
            <text:p>6.9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064" calcext:value-type="float">
            <text:p>7.2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4205" calcext:value-type="float">
            <text:p>6.64205</text:p>
          </table:table-cell>
          <table:table-cell/>
          <table:table-cell table:formula="of:=AVERAGE([.B211:.B215])" office:value-type="float" office:value="6.591194" calcext:value-type="float">
            <text:p>6.591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4455" calcext:value-type="float">
            <text:p>9.74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1892" calcext:value-type="float">
            <text:p>6.5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053" calcext:value-type="float">
            <text:p>5.26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5526" calcext:value-type="float">
            <text:p>6.45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493" calcext:value-type="float">
            <text:p>7.7493</text:p>
          </table:table-cell>
          <table:table-cell/>
          <table:table-cell table:formula="of:=AVERAGE([.B216:.B220])" office:value-type="float" office:value="7.145712" calcext:value-type="float">
            <text:p>7.145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0417" calcext:value-type="float">
            <text:p>7.60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4114" calcext:value-type="float">
            <text:p>7.3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4158" calcext:value-type="float">
            <text:p>6.24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131" calcext:value-type="float">
            <text:p>7.1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6379" calcext:value-type="float">
            <text:p>7.76379</text:p>
          </table:table-cell>
          <table:table-cell/>
          <table:table-cell table:formula="of:=AVERAGE([.B221:.B225])" office:value-type="float" office:value="7.226398" calcext:value-type="float">
            <text:p>7.226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6151" calcext:value-type="float">
            <text:p>11.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1085" calcext:value-type="float">
            <text:p>7.3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546" calcext:value-type="float">
            <text:p>6.9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9892" calcext:value-type="float">
            <text:p>5.89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5506" calcext:value-type="float">
            <text:p>6.05506</text:p>
          </table:table-cell>
          <table:table-cell/>
          <table:table-cell table:formula="of:=AVERAGE([.B226:.B230])" office:value-type="float" office:value="7.569078" calcext:value-type="float">
            <text:p>7.569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744" calcext:value-type="float">
            <text:p>6.0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7315" calcext:value-type="float">
            <text:p>6.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9128" calcext:value-type="float">
            <text:p>8.0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2288" calcext:value-type="float">
            <text:p>5.9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75233" calcext:value-type="float">
            <text:p>8.75233</text:p>
          </table:table-cell>
          <table:table-cell/>
          <table:table-cell table:formula="of:=AVERAGE([.B231:.B235])" office:value-type="float" office:value="6.993416" calcext:value-type="float">
            <text:p>6.993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0381" calcext:value-type="float">
            <text:p>5.8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8465" calcext:value-type="float">
            <text:p>6.6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97" calcext:value-type="float">
            <text:p>8.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2331" calcext:value-type="float">
            <text:p>6.52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2127" calcext:value-type="float">
            <text:p>7.12127</text:p>
          </table:table-cell>
          <table:table-cell/>
          <table:table-cell table:formula="of:=AVERAGE([.B236:.B240])" office:value-type="float" office:value="6.932548" calcext:value-type="float">
            <text:p>6.932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135" calcext:value-type="float">
            <text:p>8.52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743" calcext:value-type="float">
            <text:p>6.33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526" calcext:value-type="float">
            <text:p>7.84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3446" calcext:value-type="float">
            <text:p>7.03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672" calcext:value-type="float">
            <text:p>7.81672</text:p>
          </table:table-cell>
          <table:table-cell/>
          <table:table-cell table:formula="of:=AVERAGE([.B241:.B245])" office:value-type="float" office:value="7.511044" calcext:value-type="float">
            <text:p>7.511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213" calcext:value-type="float">
            <text:p>6.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9596" calcext:value-type="float">
            <text:p>8.49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218" calcext:value-type="float">
            <text:p>7.0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89" calcext:value-type="float">
            <text:p>7.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82" calcext:value-type="float">
            <text:p>6.37382</text:p>
          </table:table-cell>
          <table:table-cell/>
          <table:table-cell table:formula="of:=AVERAGE([.B246:.B250])" office:value-type="float" office:value="7.006598" calcext:value-type="float">
            <text:p>7.006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9" calcext:value-type="float">
            <text:p>3.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0159" calcext:value-type="float">
            <text:p>3.30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52" calcext:value-type="float">
            <text:p>3.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813" calcext:value-type="float">
            <text:p>3.08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47" calcext:value-type="float">
            <text:p>3.06647</text:p>
          </table:table-cell>
          <table:table-cell/>
          <table:table-cell table:formula="of:=AVERAGE([.B251:.B255])" office:value-type="float" office:value="3.122858" calcext:value-type="float">
            <text:p>3.122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945" calcext:value-type="float">
            <text:p>3.0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912" calcext:value-type="float">
            <text:p>3.10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45" calcext:value-type="float">
            <text:p>3.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473" calcext:value-type="float">
            <text:p>3.0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208" calcext:value-type="float">
            <text:p>3.16208</text:p>
          </table:table-cell>
          <table:table-cell/>
          <table:table-cell table:formula="of:=AVERAGE([.B256:.B260])" office:value-type="float" office:value="3.111366" calcext:value-type="float">
            <text:p>3.111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91" calcext:value-type="float">
            <text:p>3.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05" calcext:value-type="float">
            <text:p>3.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7758" calcext:value-type="float">
            <text:p>3.97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554" calcext:value-type="float">
            <text:p>3.08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27" calcext:value-type="float">
            <text:p>3.06627</text:p>
          </table:table-cell>
          <table:table-cell/>
          <table:table-cell table:formula="of:=AVERAGE([.B261:.B265])" office:value-type="float" office:value="3.317798" calcext:value-type="float">
            <text:p>3.31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3435" calcext:value-type="float">
            <text:p>4.13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363" calcext:value-type="float">
            <text:p>3.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086" calcext:value-type="float">
            <text:p>4.1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674" calcext:value-type="float">
            <text:p>4.73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51" calcext:value-type="float">
            <text:p>3.06651</text:p>
          </table:table-cell>
          <table:table-cell/>
          <table:table-cell table:formula="of:=AVERAGE([.B266:.B270])" office:value-type="float" office:value="3.882952" calcext:value-type="float">
            <text:p>3.88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368" calcext:value-type="float">
            <text:p>4.3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5557" calcext:value-type="float">
            <text:p>3.6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4678" calcext:value-type="float">
            <text:p>6.3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99" calcext:value-type="float">
            <text:p>3.1599</text:p>
          </table:table-cell>
          <table:table-cell/>
          <table:table-cell table:formula="of:=AVERAGE([.B271:.B275])" office:value-type="float" office:value="4.3689825" calcext:value-type="float">
            <text:p>4.368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6798" calcext:value-type="float">
            <text:p>5.4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677" calcext:value-type="float">
            <text:p>3.19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031" calcext:value-type="float">
            <text:p>4.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7348" calcext:value-type="float">
            <text:p>5.4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458" calcext:value-type="float">
            <text:p>3.11458</text:p>
          </table:table-cell>
          <table:table-cell/>
          <table:table-cell table:formula="of:=AVERAGE([.B276:.B280])" office:value-type="float" office:value="4.290624" calcext:value-type="float">
            <text:p>4.290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1085" calcext:value-type="float">
            <text:p>5.7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78" calcext:value-type="float">
            <text:p>3.9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4404" calcext:value-type="float">
            <text:p>3.4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419" calcext:value-type="float">
            <text:p>4.57419</text:p>
          </table:table-cell>
          <table:table-cell/>
          <table:table-cell table:formula="of:=AVERAGE([.B281:.B285])" office:value-type="float" office:value="4.420215" calcext:value-type="float">
            <text:p>4.42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969" calcext:value-type="float">
            <text:p>4.63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096" calcext:value-type="float">
            <text:p>4.00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5319" calcext:value-type="float">
            <text:p>4.15319</text:p>
          </table:table-cell>
          <table:table-cell/>
          <table:table-cell table:formula="of:=AVERAGE([.B286:.B290])" office:value-type="float" office:value="4.26461333333333" calcext:value-type="float">
            <text:p>4.2646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1215" calcext:value-type="float">
            <text:p>5.5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37" calcext:value-type="float">
            <text:p>4.14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775" calcext:value-type="float">
            <text:p>4.3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464" calcext:value-type="float">
            <text:p>3.8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12641" calcext:value-type="float">
            <text:p>6.12641</text:p>
          </table:table-cell>
          <table:table-cell/>
          <table:table-cell table:formula="of:=AVERAGE([.B291:.B295])" office:value-type="float" office:value="4.788064" calcext:value-type="float">
            <text:p>4.788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1838" calcext:value-type="float">
            <text:p>3.5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9755" calcext:value-type="float">
            <text:p>6.09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17" calcext:value-type="float">
            <text:p>4.0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3004" calcext:value-type="float">
            <text:p>3.8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545" calcext:value-type="float">
            <text:p>4.31545</text:p>
          </table:table-cell>
          <table:table-cell/>
          <table:table-cell table:formula="of:=AVERAGE([.B296:.B300])" office:value-type="float" office:value="4.352518" calcext:value-type="float">
            <text:p>4.352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448" calcext:value-type="float">
            <text:p>4.6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077" calcext:value-type="float">
            <text:p>4.9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96" calcext:value-type="float">
            <text:p>4.0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05" calcext:value-type="float">
            <text:p>4.1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7299" calcext:value-type="float">
            <text:p>3.57299</text:p>
          </table:table-cell>
          <table:table-cell/>
          <table:table-cell table:formula="of:=AVERAGE([.B301:.B305])" office:value-type="float" office:value="4.25445" calcext:value-type="float">
            <text:p>4.25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68" calcext:value-type="float">
            <text:p>5.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787" calcext:value-type="float">
            <text:p>4.4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1772" calcext:value-type="float">
            <text:p>4.7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0287" calcext:value-type="float">
            <text:p>6.0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7" calcext:value-type="float">
            <text:p>4.3417</text:p>
          </table:table-cell>
          <table:table-cell/>
          <table:table-cell table:formula="of:=AVERAGE([.B306:.B310])" office:value-type="float" office:value="4.905392" calcext:value-type="float">
            <text:p>4.905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054" calcext:value-type="float">
            <text:p>4.02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6535" calcext:value-type="float">
            <text:p>5.2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7" calcext:value-type="float">
            <text:p>4.0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12" calcext:value-type="float">
            <text:p>3.27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789" calcext:value-type="float">
            <text:p>4.81789</text:p>
          </table:table-cell>
          <table:table-cell/>
          <table:table-cell table:formula="of:=AVERAGE([.B311:.B315])" office:value-type="float" office:value="4.279494" calcext:value-type="float">
            <text:p>4.279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403" calcext:value-type="float">
            <text:p>4.26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732" calcext:value-type="float">
            <text:p>5.7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764" calcext:value-type="float">
            <text:p>4.97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255" calcext:value-type="float">
            <text:p>3.3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7364" calcext:value-type="float">
            <text:p>4.37364</text:p>
          </table:table-cell>
          <table:table-cell/>
          <table:table-cell table:formula="of:=AVERAGE([.B316:.B320])" office:value-type="float" office:value="4.533036" calcext:value-type="float">
            <text:p>4.533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4576" calcext:value-type="float">
            <text:p>4.44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2" calcext:value-type="float">
            <text:p>3.0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241" calcext:value-type="float">
            <text:p>4.0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7749" calcext:value-type="float">
            <text:p>5.57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854" calcext:value-type="float">
            <text:p>4.99854</text:p>
          </table:table-cell>
          <table:table-cell/>
          <table:table-cell table:formula="of:=AVERAGE([.B321:.B325])" office:value-type="float" office:value="4.42388" calcext:value-type="float">
            <text:p>4.4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469" calcext:value-type="float">
            <text:p>4.6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41" calcext:value-type="float">
            <text:p>4.55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9421" calcext:value-type="float">
            <text:p>6.29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365" calcext:value-type="float">
            <text:p>4.2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7971" calcext:value-type="float">
            <text:p>6.97971</text:p>
          </table:table-cell>
          <table:table-cell/>
          <table:table-cell table:formula="of:=AVERAGE([.B326:.B330])" office:value-type="float" office:value="5.336734" calcext:value-type="float">
            <text:p>5.336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758" calcext:value-type="float">
            <text:p>4.55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8984" calcext:value-type="float">
            <text:p>4.1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1096" calcext:value-type="float">
            <text:p>6.2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5631" calcext:value-type="float">
            <text:p>5.85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921" calcext:value-type="float">
            <text:p>3.11921</text:p>
          </table:table-cell>
          <table:table-cell/>
          <table:table-cell table:formula="of:=AVERAGE([.B331:.B335])" office:value-type="float" office:value="4.78678" calcext:value-type="float">
            <text:p>4.78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1" calcext:value-type="float">
            <text:p>3.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801" calcext:value-type="float">
            <text:p>3.4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0681" calcext:value-type="float">
            <text:p>4.10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82" calcext:value-type="float">
            <text:p>4.00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067" calcext:value-type="float">
            <text:p>4.81067</text:p>
          </table:table-cell>
          <table:table-cell/>
          <table:table-cell table:formula="of:=AVERAGE([.B336:.B340])" office:value-type="float" office:value="3.9055" calcext:value-type="float">
            <text:p>3.9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553" calcext:value-type="float">
            <text:p>3.13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922" calcext:value-type="float">
            <text:p>3.7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379" calcext:value-type="float">
            <text:p>5.7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693" calcext:value-type="float">
            <text:p>4.3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94472" calcext:value-type="float">
            <text:p>5.94472</text:p>
          </table:table-cell>
          <table:table-cell/>
          <table:table-cell table:formula="of:=AVERAGE([.B341:.B345])" office:value-type="float" office:value="4.584038" calcext:value-type="float">
            <text:p>4.584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715" calcext:value-type="float">
            <text:p>4.0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9975" calcext:value-type="float">
            <text:p>4.19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115" calcext:value-type="float">
            <text:p>3.99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81608" calcext:value-type="float">
            <text:p>6.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3493" calcext:value-type="float">
            <text:p>4.03493</text:p>
          </table:table-cell>
          <table:table-cell/>
          <table:table-cell table:formula="of:=AVERAGE([.B346:.B350])" office:value-type="float" office:value="4.609812" calcext:value-type="float">
            <text:p>4.609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.6479" calcext:value-type="float">
            <text:p>14.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2854" calcext:value-type="float">
            <text:p>3.2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813" calcext:value-type="float">
            <text:p>3.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376" calcext:value-type="float">
            <text:p>4.2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3224" calcext:value-type="float">
            <text:p>5.13224</text:p>
          </table:table-cell>
          <table:table-cell/>
          <table:table-cell table:formula="of:=AVERAGE([.B351:.B355])" office:value-type="float" office:value="6.150114" calcext:value-type="float">
            <text:p>6.150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4426" calcext:value-type="float">
            <text:p>3.2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85" calcext:value-type="float">
            <text:p>4.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691" calcext:value-type="float">
            <text:p>4.8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3629" calcext:value-type="float">
            <text:p>4.5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52" calcext:value-type="float">
            <text:p>4.0152</text:p>
          </table:table-cell>
          <table:table-cell/>
          <table:table-cell table:formula="of:=AVERAGE([.B356:.B360])" office:value-type="float" office:value="4.222702" calcext:value-type="float">
            <text:p>4.222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2023" calcext:value-type="float">
            <text:p>4.82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24" calcext:value-type="float">
            <text:p>4.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241" calcext:value-type="float">
            <text:p>3.8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4495" calcext:value-type="float">
            <text:p>4.2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524" calcext:value-type="float">
            <text:p>4.57524</text:p>
          </table:table-cell>
          <table:table-cell/>
          <table:table-cell table:formula="of:=AVERAGE([.B362:.B365])" office:value-type="float" office:value="4.29165" calcext:value-type="float">
            <text:p>4.29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864" calcext:value-type="float">
            <text:p>4.69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251" calcext:value-type="float">
            <text:p>5.06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954" calcext:value-type="float">
            <text:p>4.0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6843" calcext:value-type="float">
            <text:p>4.16843</text:p>
          </table:table-cell>
          <table:table-cell/>
          <table:table-cell table:formula="of:=AVERAGE([.B367:.B370])" office:value-type="float" office:value="4.48728" calcext:value-type="float">
            <text:p>4.48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8481" calcext:value-type="float">
            <text:p>4.78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67" calcext:value-type="float">
            <text:p>5.33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288" calcext:value-type="float">
            <text:p>4.51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486" calcext:value-type="float">
            <text:p>5.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862" calcext:value-type="float">
            <text:p>4.95862</text:p>
          </table:table-cell>
          <table:table-cell/>
          <table:table-cell table:formula="of:=AVERAGE([.B372:.B375])" office:value-type="float" office:value="4.9617575" calcext:value-type="float">
            <text:p>4.961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166" calcext:value-type="float">
            <text:p>4.8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359" calcext:value-type="float">
            <text:p>5.14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3994" calcext:value-type="float">
            <text:p>3.93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2012" calcext:value-type="float">
            <text:p>3.9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3677" calcext:value-type="float">
            <text:p>4.13677</text:p>
          </table:table-cell>
          <table:table-cell/>
          <table:table-cell table:formula="of:=AVERAGE([.B377:.B380])" office:value-type="float" office:value="4.285105" calcext:value-type="float">
            <text:p>4.28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9335" calcext:value-type="float">
            <text:p>4.59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9939" calcext:value-type="float">
            <text:p>4.09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3762" calcext:value-type="float">
            <text:p>4.33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62" calcext:value-type="float">
            <text:p>4.9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0.3064" calcext:value-type="float">
            <text:p>20.3064</text:p>
          </table:table-cell>
          <table:table-cell/>
          <table:table-cell table:formula="of:=AVERAGE([.B382:.B385])" office:value-type="float" office:value="8.4140075" calcext:value-type="float">
            <text:p>8.41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802" calcext:value-type="float">
            <text:p>4.3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1907" calcext:value-type="float">
            <text:p>5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34" calcext:value-type="float">
            <text:p>4.7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8894" calcext:value-type="float">
            <text:p>4.18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92" calcext:value-type="float">
            <text:p>6.5392</text:p>
          </table:table-cell>
          <table:table-cell/>
          <table:table-cell table:formula="of:=AVERAGE([.B386:.B390])" office:value-type="float" office:value="5.157726" calcext:value-type="float">
            <text:p>5.157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746" calcext:value-type="float">
            <text:p>4.60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4836" calcext:value-type="float">
            <text:p>4.2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417" calcext:value-type="float">
            <text:p>5.92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916" calcext:value-type="float">
            <text:p>5.57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646" calcext:value-type="float">
            <text:p>6.20646</text:p>
          </table:table-cell>
          <table:table-cell/>
          <table:table-cell table:formula="of:=AVERAGE([.B391:.B395])" office:value-type="float" office:value="5.313122" calcext:value-type="float">
            <text:p>5.313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241" calcext:value-type="float">
            <text:p>5.97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9004" calcext:value-type="float">
            <text:p>4.1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1521" calcext:value-type="float">
            <text:p>4.2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922" calcext:value-type="float">
            <text:p>4.76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57396" calcext:value-type="float">
            <text:p>7.57396</text:p>
          </table:table-cell>
          <table:table-cell/>
          <table:table-cell table:formula="of:=AVERAGE([.B396:.B400])" office:value-type="float" office:value="5.344168" calcext:value-type="float">
            <text:p>5.344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095" calcext:value-type="float">
            <text:p>6.13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337" calcext:value-type="float">
            <text:p>4.7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849" calcext:value-type="float">
            <text:p>5.97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0168" calcext:value-type="float">
            <text:p>5.50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286" calcext:value-type="float">
            <text:p>7.1286</text:p>
          </table:table-cell>
          <table:table-cell/>
          <table:table-cell table:formula="of:=AVERAGE([.B401:.B405])" office:value-type="float" office:value="5.904618" calcext:value-type="float">
            <text:p>5.904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71" calcext:value-type="float">
            <text:p>5.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4648" calcext:value-type="float">
            <text:p>3.94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3907" calcext:value-type="float">
            <text:p>6.43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207" calcext:value-type="float">
            <text:p>5.15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2737" calcext:value-type="float">
            <text:p>13.2737</text:p>
          </table:table-cell>
          <table:table-cell/>
          <table:table-cell table:formula="of:=AVERAGE([.B406:.B410])" office:value-type="float" office:value="6.891684" calcext:value-type="float">
            <text:p>6.891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9448" calcext:value-type="float">
            <text:p>6.09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7" calcext:value-type="float">
            <text:p>5.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726" calcext:value-type="float">
            <text:p>4.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4439" calcext:value-type="float">
            <text:p>6.64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4484" calcext:value-type="float">
            <text:p>5.94484</text:p>
          </table:table-cell>
          <table:table-cell/>
          <table:table-cell table:formula="of:=AVERAGE([.B411:.B415])" office:value-type="float" office:value="5.578002" calcext:value-type="float">
            <text:p>5.578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9365" calcext:value-type="float">
            <text:p>5.99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886" calcext:value-type="float">
            <text:p>5.42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218" calcext:value-type="float">
            <text:p>4.60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73" calcext:value-type="float">
            <text:p>4.8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116" calcext:value-type="float">
            <text:p>7.17116</text:p>
          </table:table-cell>
          <table:table-cell/>
          <table:table-cell table:formula="of:=AVERAGE([.B416:.B420])" office:value-type="float" office:value="5.61263" calcext:value-type="float">
            <text:p>5.61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3164" calcext:value-type="float">
            <text:p>4.83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451" calcext:value-type="float">
            <text:p>5.32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9108" calcext:value-type="float">
            <text:p>6.49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46" calcext:value-type="float">
            <text:p>5.08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8533" calcext:value-type="float">
            <text:p>6.58533</text:p>
          </table:table-cell>
          <table:table-cell/>
          <table:table-cell table:formula="of:=AVERAGE([.B421:.B425])" office:value-type="float" office:value="5.662804" calcext:value-type="float">
            <text:p>5.662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897" calcext:value-type="float">
            <text:p>6.7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456" calcext:value-type="float">
            <text:p>5.07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7432" calcext:value-type="float">
            <text:p>7.67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1" calcext:value-type="float">
            <text:p>5.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8447" calcext:value-type="float">
            <text:p>5.58447</text:p>
          </table:table-cell>
          <table:table-cell/>
          <table:table-cell table:formula="of:=AVERAGE([.B426:.B430])" office:value-type="float" office:value="6.166084" calcext:value-type="float">
            <text:p>6.166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2987" calcext:value-type="float">
            <text:p>6.62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204" calcext:value-type="float">
            <text:p>4.88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277" calcext:value-type="float">
            <text:p>6.10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3416" calcext:value-type="float">
            <text:p>7.23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4202" calcext:value-type="float">
            <text:p>6.14202</text:p>
          </table:table-cell>
          <table:table-cell/>
          <table:table-cell table:formula="of:=AVERAGE([.B431:.B435])" office:value-type="float" office:value="6.198172" calcext:value-type="float">
            <text:p>6.198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005" calcext:value-type="float">
            <text:p>5.07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66" calcext:value-type="float">
            <text:p>6.1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102" calcext:value-type="float">
            <text:p>7.21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6643" calcext:value-type="float">
            <text:p>4.56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409" calcext:value-type="float">
            <text:p>6.24409</text:p>
          </table:table-cell>
          <table:table-cell/>
          <table:table-cell table:formula="of:=AVERAGE([.B436:.B440])" office:value-type="float" office:value="5.841638" calcext:value-type="float">
            <text:p>5.841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31" calcext:value-type="float">
            <text:p>5.69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328" calcext:value-type="float">
            <text:p>5.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013" calcext:value-type="float">
            <text:p>6.95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9844" calcext:value-type="float">
            <text:p>5.09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1239" calcext:value-type="float">
            <text:p>5.61239</text:p>
          </table:table-cell>
          <table:table-cell/>
          <table:table-cell table:formula="of:=AVERAGE([.B441:.B445])" office:value-type="float" office:value="5.858414" calcext:value-type="float">
            <text:p>5.858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1943" calcext:value-type="float">
            <text:p>7.01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2937" calcext:value-type="float">
            <text:p>4.92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959" calcext:value-type="float">
            <text:p>5.1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74" calcext:value-type="float">
            <text:p>7.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447" calcext:value-type="float">
            <text:p>5.64447</text:p>
          </table:table-cell>
          <table:table-cell/>
          <table:table-cell table:formula="of:=AVERAGE([.B446:.B450])" office:value-type="float" office:value="5.994052" calcext:value-type="float">
            <text:p>5.99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1302" calcext:value-type="float">
            <text:p>6.41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02" calcext:value-type="float">
            <text:p>5.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161" calcext:value-type="float">
            <text:p>4.98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836" calcext:value-type="float">
            <text:p>4.7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1577" calcext:value-type="float">
            <text:p>5.41577</text:p>
          </table:table-cell>
          <table:table-cell/>
          <table:table-cell table:formula="of:=AVERAGE([.B452:.B455])" office:value-type="float" office:value="5.036485" calcext:value-type="float">
            <text:p>5.036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528" calcext:value-type="float">
            <text:p>5.4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5823" calcext:value-type="float">
            <text:p>4.95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758" calcext:value-type="float">
            <text:p>4.6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558" calcext:value-type="float">
            <text:p>5.3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099" calcext:value-type="float">
            <text:p>6.21099</text:p>
          </table:table-cell>
          <table:table-cell/>
          <table:table-cell table:formula="of:=AVERAGE([.B457:.B460])" office:value-type="float" office:value="5.31015" calcext:value-type="float">
            <text:p>5.31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1603" calcext:value-type="float">
            <text:p>5.31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2402" calcext:value-type="float">
            <text:p>6.02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105" calcext:value-type="float">
            <text:p>6.13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5872" calcext:value-type="float">
            <text:p>5.85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0212" calcext:value-type="float">
            <text:p>7.60212</text:p>
          </table:table-cell>
          <table:table-cell/>
          <table:table-cell table:formula="of:=AVERAGE([.B462:.B465])" office:value-type="float" office:value="6.4039775" calcext:value-type="float">
            <text:p>6.4039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651" calcext:value-type="float">
            <text:p>5.1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742" calcext:value-type="float">
            <text:p>6.23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9322" calcext:value-type="float">
            <text:p>7.29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643" calcext:value-type="float">
            <text:p>6.2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695" calcext:value-type="float">
            <text:p>5.3695</text:p>
          </table:table-cell>
          <table:table-cell/>
          <table:table-cell table:formula="of:=AVERAGE([.B467:.B470])" office:value-type="float" office:value="6.2791425" calcext:value-type="float">
            <text:p>6.2791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461" calcext:value-type="float">
            <text:p>6.11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952" calcext:value-type="float">
            <text:p>6.24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4531" calcext:value-type="float">
            <text:p>7.14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635" calcext:value-type="float">
            <text:p>6.7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7871" calcext:value-type="float">
            <text:p>8.17871</text:p>
          </table:table-cell>
          <table:table-cell/>
          <table:table-cell table:formula="of:=AVERAGE([.B472:.B475])" office:value-type="float" office:value="7.0924725" calcext:value-type="float">
            <text:p>7.092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7995" calcext:value-type="float">
            <text:p>5.77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904" calcext:value-type="float">
            <text:p>4.7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426" calcext:value-type="float">
            <text:p>5.5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395" calcext:value-type="float">
            <text:p>5.92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247" calcext:value-type="float">
            <text:p>4.78247</text:p>
          </table:table-cell>
          <table:table-cell/>
          <table:table-cell table:formula="of:=AVERAGE([.B476:.B480])" office:value-type="float" office:value="5.370206" calcext:value-type="float">
            <text:p>5.370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54" calcext:value-type="float">
            <text:p>4.99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6602" calcext:value-type="float">
            <text:p>4.96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228" calcext:value-type="float">
            <text:p>6.5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76" calcext:value-type="float">
            <text:p>5.00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992" calcext:value-type="float">
            <text:p>4.86992</text:p>
          </table:table-cell>
          <table:table-cell/>
          <table:table-cell table:formula="of:=AVERAGE([.B481:.B485])" office:value-type="float" office:value="5.268704" calcext:value-type="float">
            <text:p>5.268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941" calcext:value-type="float">
            <text:p>6.23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518" calcext:value-type="float">
            <text:p>4.36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7876" calcext:value-type="float">
            <text:p>5.67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228" calcext:value-type="float">
            <text:p>6.53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5043" calcext:value-type="float">
            <text:p>6.15043</text:p>
          </table:table-cell>
          <table:table-cell/>
          <table:table-cell table:formula="of:=AVERAGE([.B486:.B490])" office:value-type="float" office:value="5.793212" calcext:value-type="float">
            <text:p>5.79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61521" calcext:value-type="float">
            <text:p>8.6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9474" calcext:value-type="float">
            <text:p>5.79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6057" calcext:value-type="float">
            <text:p>6.1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93" calcext:value-type="float">
            <text:p>7.2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2139" calcext:value-type="float">
            <text:p>5.62139</text:p>
          </table:table-cell>
          <table:table-cell/>
          <table:table-cell table:formula="of:=AVERAGE([.B491:.B495])" office:value-type="float" office:value="6.682242" calcext:value-type="float">
            <text:p>6.682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037" calcext:value-type="float">
            <text:p>5.19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83" calcext:value-type="float">
            <text:p>5.3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453" calcext:value-type="float">
            <text:p>4.74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5052" calcext:value-type="float">
            <text:p>6.25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1969" calcext:value-type="float">
            <text:p>6.01969</text:p>
          </table:table-cell>
          <table:table-cell/>
          <table:table-cell table:formula="of:=AVERAGE([.B496:.B500])" office:value-type="float" office:value="5.506682" calcext:value-type="float">
            <text:p>5.506682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string" office:string-value="" calcext:value-type="error">
            <text:p>#DIV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00／00／00</text:date>, <text:time style:data-style-name="N2" text:time-value="12:16:26.73101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5T12:20:27.546434360</dc:date>
    <meta:generator>LibreOffice/4.2.8.2$Linux_X86_64 LibreOffice_project/420m0$Build-2</meta:generator>
    <meta:editing-duration>PT3H9M10S</meta:editing-duration>
    <meta:editing-cycles>42</meta:editing-cycles>
    <meta:document-statistic meta:table-count="3" meta:cell-count="4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3.8762">
                <text:p>693.8762</text:p>
                <draw:g>
                  <svg:desc>throught.H2:throught.H26</svg:desc>
                </draw:g>
              </table:table-cell>
              <table:table-cell office:value-type="float" office:value="963.3396">
                <text:p>963.3396</text:p>
                <draw:g>
                  <svg:desc>throught.I2:throught.I26</svg:desc>
                </draw:g>
              </table:table-cell>
              <table:table-cell office:value-type="float" office:value="912.73725">
                <text:p>912.7372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60.2996">
                <text:p>660.2996</text:p>
              </table:table-cell>
              <table:table-cell office:value-type="float" office:value="963.6626">
                <text:p>963.6626</text:p>
              </table:table-cell>
              <table:table-cell office:value-type="float" office:value="871.603">
                <text:p>871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642.9648">
                <text:p>642.9648</text:p>
              </table:table-cell>
              <table:table-cell office:value-type="float" office:value="907.0964">
                <text:p>907.0964</text:p>
              </table:table-cell>
              <table:table-cell office:value-type="float" office:value="820.5452">
                <text:p>820.5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614.3652">
                <text:p>614.3652</text:p>
              </table:table-cell>
              <table:table-cell office:value-type="float" office:value="912.9736">
                <text:p>912.9736</text:p>
              </table:table-cell>
              <table:table-cell office:value-type="float" office:value="796.7746">
                <text:p>796.7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9.093">
                <text:p>609.093</text:p>
              </table:table-cell>
              <table:table-cell office:value-type="float" office:value="946.3066">
                <text:p>946.3066</text:p>
              </table:table-cell>
              <table:table-cell office:value-type="float" office:value="716.8254">
                <text:p>716.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73.2416">
                <text:p>873.2416</text:p>
              </table:table-cell>
              <table:table-cell office:value-type="float" office:value="614.931">
                <text:p>614.931</text:p>
              </table:table-cell>
              <table:table-cell office:value-type="float" office:value="802.42538">
                <text:p>802.42538</text:p>
              </table:table-cell>
              <table:table-cell office:value-type="float" office:value="783.9732">
                <text:p>783.9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50.3482">
                <text:p>850.3482</text:p>
              </table:table-cell>
              <table:table-cell office:value-type="float" office:value="702.353">
                <text:p>702.353</text:p>
              </table:table-cell>
              <table:table-cell office:value-type="float" office:value="868.7082">
                <text:p>868.7082</text:p>
              </table:table-cell>
              <table:table-cell office:value-type="float" office:value="801.651">
                <text:p>801.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42.2112">
                <text:p>842.2112</text:p>
              </table:table-cell>
              <table:table-cell office:value-type="float" office:value="658.7912">
                <text:p>658.7912</text:p>
              </table:table-cell>
              <table:table-cell office:value-type="float" office:value="897.3388">
                <text:p>897.3388</text:p>
              </table:table-cell>
              <table:table-cell office:value-type="float" office:value="738.0692">
                <text:p>738.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8.8678">
                <text:p>838.8678</text:p>
              </table:table-cell>
              <table:table-cell office:value-type="float" office:value="659.0026">
                <text:p>659.0026</text:p>
              </table:table-cell>
              <table:table-cell office:value-type="float" office:value="870.7036">
                <text:p>870.7036</text:p>
              </table:table-cell>
              <table:table-cell office:value-type="float" office:value="711.0236">
                <text:p>711.0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53.9418">
                <text:p>853.9418</text:p>
              </table:table-cell>
              <table:table-cell office:value-type="float" office:value="645.8756">
                <text:p>645.8756</text:p>
              </table:table-cell>
              <table:table-cell office:value-type="float" office:value="948.1872">
                <text:p>948.1872</text:p>
              </table:table-cell>
              <table:table-cell office:value-type="float" office:value="729.856">
                <text:p>729.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31.1628">
                <text:p>831.1628</text:p>
              </table:table-cell>
              <table:table-cell office:value-type="float" office:value="651.543">
                <text:p>651.543</text:p>
              </table:table-cell>
              <table:table-cell office:value-type="float" office:value="950.3326">
                <text:p>950.3326</text:p>
              </table:table-cell>
              <table:table-cell office:value-type="float" office:value="727.793">
                <text:p>727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00.2838">
                <text:p>800.2838</text:p>
              </table:table-cell>
              <table:table-cell office:value-type="float" office:value="685.0215">
                <text:p>685.0215</text:p>
              </table:table-cell>
              <table:table-cell office:value-type="float" office:value="806.7512">
                <text:p>806.7512</text:p>
              </table:table-cell>
              <table:table-cell office:value-type="float" office:value="704.528">
                <text:p>704.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16.6314">
                <text:p>816.6314</text:p>
              </table:table-cell>
              <table:table-cell office:value-type="float" office:value="630.139">
                <text:p>630.139</text:p>
              </table:table-cell>
              <table:table-cell office:value-type="float" office:value="803.7114">
                <text:p>803.7114</text:p>
              </table:table-cell>
              <table:table-cell office:value-type="float" office:value="780.3666">
                <text:p>780.3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4.9856">
                <text:p>804.9856</text:p>
              </table:table-cell>
              <table:table-cell office:value-type="float" office:value="656.444">
                <text:p>656.444</text:p>
              </table:table-cell>
              <table:table-cell office:value-type="float" office:value="816.1408">
                <text:p>816.1408</text:p>
              </table:table-cell>
              <table:table-cell office:value-type="float" office:value="781.1454">
                <text:p>781.1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6.6794">
                <text:p>846.6794</text:p>
              </table:table-cell>
              <table:table-cell office:value-type="float" office:value="668.54725">
                <text:p>668.54725</text:p>
              </table:table-cell>
              <table:table-cell office:value-type="float" office:value="956.3726">
                <text:p>956.3726</text:p>
              </table:table-cell>
              <table:table-cell office:value-type="float" office:value="744.0306">
                <text:p>744.0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7.6308">
                <text:p>847.6308</text:p>
              </table:table-cell>
              <table:table-cell office:value-type="float" office:value="664.9235">
                <text:p>664.9235</text:p>
              </table:table-cell>
              <table:table-cell office:value-type="float" office:value="772.5752">
                <text:p>772.5752</text:p>
              </table:table-cell>
              <table:table-cell office:value-type="float" office:value="679.10125">
                <text:p>679.1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1246">
                <text:p>858.1246</text:p>
              </table:table-cell>
              <table:table-cell office:value-type="float" office:value="680.8604">
                <text:p>680.8604</text:p>
              </table:table-cell>
              <table:table-cell office:value-type="float" office:value="959.8954">
                <text:p>959.8954</text:p>
              </table:table-cell>
              <table:table-cell office:value-type="float" office:value="742.0905">
                <text:p>742.0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8.6076">
                <text:p>848.6076</text:p>
              </table:table-cell>
              <table:table-cell office:value-type="float" office:value="717.761">
                <text:p>717.761</text:p>
              </table:table-cell>
              <table:table-cell office:value-type="float" office:value="972.8748">
                <text:p>972.8748</text:p>
              </table:table-cell>
              <table:table-cell office:value-type="float" office:value="724.23925">
                <text:p>724.2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38.0986">
                <text:p>738.0986</text:p>
              </table:table-cell>
              <table:table-cell office:value-type="float" office:value="797.7496">
                <text:p>797.7496</text:p>
              </table:table-cell>
              <table:table-cell office:value-type="float" office:value="762.43925">
                <text:p>762.43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9.2626">
                <text:p>719.2626</text:p>
              </table:table-cell>
              <table:table-cell office:value-type="float" office:value="795.554">
                <text:p>795.554</text:p>
              </table:table-cell>
              <table:table-cell office:value-type="float" office:value="724.03475">
                <text:p>724.03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1.2614">
                <text:p>691.2614</text:p>
              </table:table-cell>
              <table:table-cell office:value-type="float" office:value="959.6384">
                <text:p>959.6384</text:p>
              </table:table-cell>
              <table:table-cell office:value-type="float" office:value="738.9824">
                <text:p>738.9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8.153">
                <text:p>758.153</text:p>
              </table:table-cell>
              <table:table-cell office:value-type="float" office:value="912.7802">
                <text:p>912.7802</text:p>
              </table:table-cell>
              <table:table-cell office:value-type="float" office:value="716.4128">
                <text:p>716.4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6.6554">
                <text:p>716.6554</text:p>
              </table:table-cell>
              <table:table-cell office:value-type="float" office:value="852.053">
                <text:p>852.053</text:p>
              </table:table-cell>
              <table:table-cell office:value-type="float" office:value="726.6678">
                <text:p>726.6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16.417">
                <text:p>816.417</text:p>
              </table:table-cell>
              <table:table-cell office:value-type="float" office:value="708.9294">
                <text:p>708.9294</text:p>
              </table:table-cell>
              <table:table-cell office:value-type="float" office:value="934.26">
                <text:p>934.26</text:p>
              </table:table-cell>
              <table:table-cell office:value-type="float" office:value="710.1562">
                <text:p>710.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38.6364">
                <text:p>838.6364</text:p>
              </table:table-cell>
              <table:table-cell office:value-type="float" office:value="735.2466">
                <text:p>735.2466</text:p>
              </table:table-cell>
              <table:table-cell office:value-type="float" office:value="867.35775">
                <text:p>867.35775</text:p>
              </table:table-cell>
              <table:table-cell office:value-type="float" office:value="614.2566">
                <text:p>614.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886584666666666">
                <text:p>0.88658466666666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911567333333333">
                <text:p>0.91156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824983">
                <text:p>0.824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809377">
                <text:p>0.80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658521666666667">
                <text:p>0.6585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685079">
                <text:p>0.68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722245">
                <text:p>0.72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721081666666667">
                <text:p>0.72108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696577333333333">
                <text:p>0.69657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685831333333333">
                <text:p>0.685831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667967">
                <text:p>0.667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640178">
                <text:p>0.640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729500333333333">
                <text:p>0.729500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666050333333333">
                <text:p>0.666050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704175333333333">
                <text:p>0.70417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723887666666667">
                <text:p>0.723887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734291666666667">
                <text:p>0.73429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721560666666667">
                <text:p>0.721560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673511333333333">
                <text:p>0.67351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72074">
                <text:p>0.67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661328">
                <text:p>0.6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692265666666667">
                <text:p>0.69226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643531666666667">
                <text:p>0.64353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641204666666667">
                <text:p>0.641204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11362">
                <text:p>0.61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681854">
                <text:p>8.681854</text:p>
                <draw:g>
                  <svg:desc>Delay.H2:Delay.H26</svg:desc>
                </draw:g>
              </table:table-cell>
              <table:table-cell office:value-type="float" office:value="3.122858">
                <text:p>3.122858</text:p>
                <draw:g>
                  <svg:desc>Delay.I2:Delay.I26</svg:desc>
                </draw:g>
              </table:table-cell>
              <table:table-cell office:value-type="float" office:value="4.285105">
                <text:p>4.28510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58214">
                <text:p>7.258214</text:p>
              </table:table-cell>
              <table:table-cell office:value-type="float" office:value="3.111366">
                <text:p>3.111366</text:p>
              </table:table-cell>
              <table:table-cell office:value-type="float" office:value="8.4140075">
                <text:p>8.41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671546">
                <text:p>7.671546</text:p>
              </table:table-cell>
              <table:table-cell office:value-type="float" office:value="3.317798">
                <text:p>3.317798</text:p>
              </table:table-cell>
              <table:table-cell office:value-type="float" office:value="5.157726">
                <text:p>5.15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473886">
                <text:p>7.473886</text:p>
              </table:table-cell>
              <table:table-cell office:value-type="float" office:value="3.882952">
                <text:p>3.882952</text:p>
              </table:table-cell>
              <table:table-cell office:value-type="float" office:value="5.313122">
                <text:p>5.313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9083">
                <text:p>7.9083</text:p>
              </table:table-cell>
              <table:table-cell office:value-type="float" office:value="4.3689825">
                <text:p>4.3689825</text:p>
              </table:table-cell>
              <table:table-cell office:value-type="float" office:value="5.344168">
                <text:p>5.344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262412">
                <text:p>5.262412</text:p>
              </table:table-cell>
              <table:table-cell office:value-type="float" office:value="5.94435">
                <text:p>5.94435</text:p>
              </table:table-cell>
              <table:table-cell office:value-type="float" office:value="4.290624">
                <text:p>4.290624</text:p>
              </table:table-cell>
              <table:table-cell office:value-type="float" office:value="5.904618">
                <text:p>5.904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.07723">
                <text:p>5.07723</text:p>
              </table:table-cell>
              <table:table-cell office:value-type="float" office:value="6.605548">
                <text:p>6.605548</text:p>
              </table:table-cell>
              <table:table-cell office:value-type="float" office:value="4.420215">
                <text:p>4.420215</text:p>
              </table:table-cell>
              <table:table-cell office:value-type="float" office:value="6.891684">
                <text:p>6.89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838858">
                <text:p>4.838858</text:p>
              </table:table-cell>
              <table:table-cell office:value-type="float" office:value="6.216386">
                <text:p>6.21638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578002">
                <text:p>5.578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83296">
                <text:p>5.283296</text:p>
              </table:table-cell>
              <table:table-cell office:value-type="float" office:value="7.31341">
                <text:p>7.31341</text:p>
              </table:table-cell>
              <table:table-cell office:value-type="float" office:value="4.788064">
                <text:p>4.788064</text:p>
              </table:table-cell>
              <table:table-cell office:value-type="float" office:value="5.61263">
                <text:p>5.61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591652">
                <text:p>5.591652</text:p>
              </table:table-cell>
              <table:table-cell office:value-type="float" office:value="7.689664">
                <text:p>7.689664</text:p>
              </table:table-cell>
              <table:table-cell office:value-type="float" office:value="4.352518">
                <text:p>4.352518</text:p>
              </table:table-cell>
              <table:table-cell office:value-type="float" office:value="5.662804">
                <text:p>5.66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903976">
                <text:p>4.903976</text:p>
              </table:table-cell>
              <table:table-cell office:value-type="float" office:value="6.68215">
                <text:p>6.68215</text:p>
              </table:table-cell>
              <table:table-cell office:value-type="float" office:value="4.25445">
                <text:p>4.25445</text:p>
              </table:table-cell>
              <table:table-cell office:value-type="float" office:value="6.166084">
                <text:p>6.166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35">
                <text:p>5.2835</text:p>
              </table:table-cell>
              <table:table-cell office:value-type="float" office:value="7.113735">
                <text:p>7.113735</text:p>
              </table:table-cell>
              <table:table-cell office:value-type="float" office:value="4.905392">
                <text:p>4.905392</text:p>
              </table:table-cell>
              <table:table-cell office:value-type="float" office:value="6.198172">
                <text:p>6.198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12047">
                <text:p>5.12047</text:p>
              </table:table-cell>
              <table:table-cell office:value-type="float" office:value="8.163075">
                <text:p>8.163075</text:p>
              </table:table-cell>
              <table:table-cell office:value-type="float" office:value="4.279494">
                <text:p>4.279494</text:p>
              </table:table-cell>
              <table:table-cell office:value-type="float" office:value="5.841638">
                <text:p>5.841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637974">
                <text:p>5.637974</text:p>
              </table:table-cell>
              <table:table-cell office:value-type="float" office:value="6.4413375">
                <text:p>6.4413375</text:p>
              </table:table-cell>
              <table:table-cell office:value-type="float" office:value="4.533036">
                <text:p>4.533036</text:p>
              </table:table-cell>
              <table:table-cell office:value-type="float" office:value="5.858414">
                <text:p>5.85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272086">
                <text:p>5.272086</text:p>
              </table:table-cell>
              <table:table-cell office:value-type="float" office:value="7.25312">
                <text:p>7.25312</text:p>
              </table:table-cell>
              <table:table-cell office:value-type="float" office:value="4.42388">
                <text:p>4.42388</text:p>
              </table:table-cell>
              <table:table-cell office:value-type="float" office:value="5.994052">
                <text:p>5.994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12732">
                <text:p>5.212732</text:p>
              </table:table-cell>
              <table:table-cell office:value-type="float" office:value="6.2023275">
                <text:p>6.2023275</text:p>
              </table:table-cell>
              <table:table-cell office:value-type="float" office:value="5.336734">
                <text:p>5.336734</text:p>
              </table:table-cell>
              <table:table-cell office:value-type="float" office:value="5.036485">
                <text:p>5.036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17516">
                <text:p>4.817516</text:p>
              </table:table-cell>
              <table:table-cell office:value-type="float" office:value="7.069362">
                <text:p>7.069362</text:p>
              </table:table-cell>
              <table:table-cell office:value-type="float" office:value="4.78678">
                <text:p>4.78678</text:p>
              </table:table-cell>
              <table:table-cell office:value-type="float" office:value="5.31015">
                <text:p>5.3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335294">
                <text:p>5.335294</text:p>
              </table:table-cell>
              <table:table-cell office:value-type="float" office:value="6.591194">
                <text:p>6.591194</text:p>
              </table:table-cell>
              <table:table-cell office:value-type="float" office:value="3.9055">
                <text:p>3.9055</text:p>
              </table:table-cell>
              <table:table-cell office:value-type="float" office:value="6.4039775">
                <text:p>6.403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7.145712">
                <text:p>7.145712</text:p>
              </table:table-cell>
              <table:table-cell office:value-type="float" office:value="4.584038">
                <text:p>4.584038</text:p>
              </table:table-cell>
              <table:table-cell office:value-type="float" office:value="6.2791425">
                <text:p>6.279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226398">
                <text:p>7.226398</text:p>
              </table:table-cell>
              <table:table-cell office:value-type="float" office:value="4.609812">
                <text:p>4.609812</text:p>
              </table:table-cell>
              <table:table-cell office:value-type="float" office:value="7.0924725">
                <text:p>7.092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7.569078">
                <text:p>7.569078</text:p>
              </table:table-cell>
              <table:table-cell office:value-type="float" office:value="6.150114">
                <text:p>6.150114</text:p>
              </table:table-cell>
              <table:table-cell office:value-type="float" office:value="5.370206">
                <text:p>5.370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6.993416">
                <text:p>6.993416</text:p>
              </table:table-cell>
              <table:table-cell office:value-type="float" office:value="4.222702">
                <text:p>4.222702</text:p>
              </table:table-cell>
              <table:table-cell office:value-type="float" office:value="5.268704">
                <text:p>5.268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6.932548">
                <text:p>6.932548</text:p>
              </table:table-cell>
              <table:table-cell office:value-type="float" office:value="4.29165">
                <text:p>4.29165</text:p>
              </table:table-cell>
              <table:table-cell office:value-type="float" office:value="5.793212">
                <text:p>5.79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91216">
                <text:p>4.791216</text:p>
              </table:table-cell>
              <table:table-cell office:value-type="float" office:value="7.511044">
                <text:p>7.511044</text:p>
              </table:table-cell>
              <table:table-cell office:value-type="float" office:value="4.48728">
                <text:p>4.48728</text:p>
              </table:table-cell>
              <table:table-cell office:value-type="float" office:value="6.682242">
                <text:p>6.68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2249">
                <text:p>5.02249</text:p>
              </table:table-cell>
              <table:table-cell office:value-type="float" office:value="7.006598">
                <text:p>7.006598</text:p>
              </table:table-cell>
              <table:table-cell office:value-type="float" office:value="4.9617575">
                <text:p>4.9617575</text:p>
              </table:table-cell>
              <table:table-cell office:value-type="float" office:value="5.506682">
                <text:p>5.506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